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87.96pt"/>
    </style:style>
    <style:style style:name="co6" style:family="table-column">
      <style:table-column-properties fo:break-before="auto" style:column-width="96.46pt"/>
    </style:style>
    <style:style style:name="ro1" style:family="table-row">
      <style:table-row-properties style:row-height="13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2"/>
    <style:style style:name="ce6" style:family="table-cell" style:parent-style-name="Default" style:data-style-name="N138"/>
    <style:style style:name="ce7" style:family="table-cell" style:parent-style-name="Default" style:data-style-name="N137"/>
    <style:style style:name="ce8" style:family="table-cell" style:parent-style-name="Default" style:data-style-name="N132"/>
    <style:style style:name="ce9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807.11pt" svg:height="304.7pt" svg:x="1379.45pt" svg:y="62.08pt">
            <loext:p draw:notify-on-update-of-ranges="Sheet1.K13:Sheet1.K53 Sheet1.L13:Sheet1.L53 Sheet1.K13:Sheet1.K53 Sheet1.N13:Sheet1.N53 Sheet1.K13:Sheet1.K53 Sheet1.M13:Sheet1.M5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07.11pt" svg:height="304.7pt" svg:x="1384.92pt" svg:y="403.26pt">
            <loext:p draw:notify-on-update-of-ranges="Sheet1.K13:Sheet1.K53 Sheet1.N13:Sheet1.N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2" table:number-columns-repeated="3" table:default-cell-style-name="ce5"/>
        <table:table-column table:style-name="co4" table:default-cell-style-name="ce6"/>
        <table:table-column table:style-name="co5" table:default-cell-style-name="Default"/>
        <table:table-column table:style-name="co6" table:default-cell-style-name="ce7"/>
        <table:table-column table:style-name="co2" table:default-cell-style-name="ce6"/>
        <table:table-column table:style-name="co2" table:number-columns-repeated="2" table:default-cell-style-name="Default"/>
        <table:table-row table:style-name="ro1">
          <table:table-cell table:number-columns-repeated="10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2" table:number-rows-repeated="4">
          <table:table-cell table:number-columns-repeated="10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1" office:value-type="string" calcext:value-type="string" table:number-columns-spanned="8" table:number-rows-spanned="1">
            <text:p>http://www.braeunig.us/apollo/saturnV.htm</text:p>
          </table:table-cell>
          <table:covered-table-cell table:number-columns-repeated="7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10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10"/>
          <table:table-cell table:style-name="Default"/>
          <table:table-cell table:style-name="Default" office:value-type="string" calcext:value-type="string">
            <text:p>D0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10"/>
          <table:table-cell table:style-name="Default"/>
          <table:table-cell table:style-name="Default" office:value-type="string" calcext:value-type="string">
            <text:p>A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ce8"/>
        </table:table-row>
        <table:table-row table:style-name="ro3">
          <table:table-cell table:number-columns-repeated="2"/>
          <table:table-cell table:style-name="ce2" office:value-type="string" calcext:value-type="string">
            <text:p>Altitude</text:p>
          </table:table-cell>
          <table:table-cell table:style-name="ce2" office:value-type="string" calcext:value-type="string">
            <text:p>Temperature</text:p>
          </table:table-cell>
          <table:table-cell office:value-type="string" calcext:value-type="string">
            <text:p>G</text:p>
          </table:table-cell>
          <table:table-cell table:number-columns-repeated="5"/>
          <table:table-cell table:style-name="ce2" office:value-type="string" calcext:value-type="string">
            <text:p>copied from </text:p>
          </table:table-cell>
          <table:table-cell table:style-name="Default" office:value-type="string" calcext:value-type="string">
            <text:p>w</text:p>
          </table:table-cell>
          <table:table-cell table:style-name="Default" office:value-type="float" office:value="0.4" calcext:value-type="float">
            <text:p>0.4</text:p>
          </table:table-cell>
          <table:table-cell table:style-name="ce2" table:number-columns-repeated="2"/>
          <table:table-cell table:style-name="Default" table:number-columns-repeated="2"/>
          <table:table-cell/>
          <table:table-cell table:style-name="ce8"/>
        </table:table-row>
        <table:table-row table:style-name="ro2">
          <table:table-cell table:number-columns-repeated="2"/>
          <table:table-cell office:value-type="string" calcext:value-type="string">
            <text:p>m</text:p>
          </table:table-cell>
          <table:table-cell table:style-name="ce4" office:value-type="string" calcext:value-type="string">
            <text:p>oC</text:p>
          </table:table-cell>
          <table:table-cell table:style-name="ce4" office:value-type="string" calcext:value-type="string">
            <text:p>m/s2</text:p>
          </table:table-cell>
          <table:table-cell table:style-name="ce4" office:value-type="string" calcext:value-type="string">
            <text:p>10e+4 N/m2</text:p>
          </table:table-cell>
          <table:table-cell office:value-type="string" calcext:value-type="string">
            <text:p>0.1 kg/m3</text:p>
          </table:table-cell>
          <table:table-cell office:value-type="string" calcext:value-type="string">
            <text:p>1e-5 Ns/m2</text:p>
          </table:table-cell>
          <table:table-cell table:number-columns-repeated="2"/>
          <table:table-cell table:style-name="Default" table:number-columns-repeated="2"/>
          <table:table-cell table:style-name="ce4"/>
          <table:table-cell table:style-name="Default"/>
          <table:table-cell/>
          <table:table-cell table:style-name="Default" table:number-columns-repeated="2"/>
          <table:table-cell/>
          <table:table-cell table:style-name="ce9"/>
        </table:table-row>
        <table:table-row table:style-name="ro2">
          <table:table-cell table:number-columns-repeated="10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ce3" office:value-type="float" office:value="-1000" calcext:value-type="float">
            <text:p>-1000.0</text:p>
          </table:table-cell>
          <table:table-cell table:style-name="ce3" office:value-type="float" office:value="21.5" calcext:value-type="float">
            <text:p>21.5</text:p>
          </table:table-cell>
          <table:table-cell table:style-name="ce3" office:value-type="float" office:value="9.81" calcext:value-type="float">
            <text:p>9.8</text:p>
          </table:table-cell>
          <table:table-cell table:style-name="ce3" office:value-type="float" office:value="11.39" calcext:value-type="float">
            <text:p>11.4</text:p>
          </table:table-cell>
          <table:table-cell table:style-name="ce3" office:value-type="float" office:value="13.47" calcext:value-type="float">
            <text:p>13.5</text:p>
          </table:table-cell>
          <table:table-cell table:style-name="ce3" office:value-type="float" office:value="1.821" calcext:value-type="float">
            <text:p>1.8</text:p>
          </table:table-cell>
          <table:table-cell table:number-columns-repeated="2"/>
          <table:table-cell office:value-type="float" office:value="0" calcext:value-type="float">
            <text:p>0.000</text:p>
          </table:table-cell>
          <table:table-cell office:value-type="float" office:value="0.3" calcext:value-type="float">
            <text:p>0.300</text:p>
          </table:table-cell>
          <table:table-cell table:formula="of:=[.$M$8]+[.$M$9]/(SQRT(([.K13]^2)-1)+[.$M$10])" office:value-type="string" office:string-value="" calcext:value-type="error">
            <text:p>Err:502</text:p>
          </table:table-cell>
          <table:table-cell table:formula="of:=[.L13]" office:value-type="float" office:value="0.3" calcext:value-type="float">
            <text:p>3.00000E-01</text:p>
          </table:table-cell>
          <table:table-cell table:style-name="ce7"/>
          <table:table-cell table:formula="of:=[.K13]" office:value-type="float" office:value="0" calcext:value-type="float">
            <text:p>0.000000E+00</text:p>
          </table:table-cell>
          <table:table-cell table:formula="of:=[.N13]" office:value-type="float" office:value="0.3" calcext:value-type="float">
            <text:p>3.00000E-01</text:p>
          </table:table-cell>
          <table:table-cell/>
          <table:table-cell table:style-name="ce6"/>
        </table:table-row>
        <table:table-row table:style-name="ro2">
          <table:table-cell table:number-columns-repeated="2"/>
          <table:table-cell table:style-name="ce3" office:value-type="float" office:value="0" calcext:value-type="float">
            <text:p>0.0</text:p>
          </table:table-cell>
          <table:table-cell table:style-name="ce3" office:value-type="float" office:value="15" calcext:value-type="float">
            <text:p>15.0</text:p>
          </table:table-cell>
          <table:table-cell table:style-name="ce3" office:value-type="float" office:value="9.807" calcext:value-type="float">
            <text:p>9.8</text:p>
          </table:table-cell>
          <table:table-cell table:style-name="ce3" office:value-type="float" office:value="10.13" calcext:value-type="float">
            <text:p>10.1</text:p>
          </table:table-cell>
          <table:table-cell table:style-name="ce3" office:value-type="float" office:value="12.25" calcext:value-type="float">
            <text:p>12.3</text:p>
          </table:table-cell>
          <table:table-cell table:style-name="ce3" office:value-type="float" office:value="1.789" calcext:value-type="float">
            <text:p>1.8</text:p>
          </table:table-cell>
          <table:table-cell table:number-columns-repeated="2"/>
          <table:table-cell office:value-type="float" office:value="0.25" calcext:value-type="float">
            <text:p>0.250</text:p>
          </table:table-cell>
          <table:table-cell office:value-type="float" office:value="0.3" calcext:value-type="float">
            <text:p>0.300</text:p>
          </table:table-cell>
          <table:table-cell table:formula="of:=[.$M$8]+[.$M$9]/(SQRT(([.K14]^2)-1)+[.$M$10])" office:value-type="string" office:string-value="" calcext:value-type="error">
            <text:p>Err:502</text:p>
          </table:table-cell>
          <table:table-cell table:formula="of:=[.L14]" office:value-type="float" office:value="0.3" calcext:value-type="float">
            <text:p>3.00000E-01</text:p>
          </table:table-cell>
          <table:table-cell table:style-name="ce7"/>
          <table:table-cell table:formula="of:=[.K14]" office:value-type="float" office:value="0.25" calcext:value-type="float">
            <text:p>2.500000E-01</text:p>
          </table:table-cell>
          <table:table-cell table:formula="of:=[.N14]" office:value-type="float" office:value="0.3" calcext:value-type="float">
            <text:p>3.00000E-01</text:p>
          </table:table-cell>
          <table:table-cell/>
          <table:table-cell table:style-name="ce6"/>
        </table:table-row>
        <table:table-row table:style-name="ro2">
          <table:table-cell table:number-columns-repeated="2"/>
          <table:table-cell table:style-name="ce3" office:value-type="float" office:value="1000" calcext:value-type="float">
            <text:p>1000.0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9.804" calcext:value-type="float">
            <text:p>9.8</text:p>
          </table:table-cell>
          <table:table-cell table:style-name="ce3" office:value-type="float" office:value="8.988" calcext:value-type="float">
            <text:p>9.0</text:p>
          </table:table-cell>
          <table:table-cell table:style-name="ce3" office:value-type="float" office:value="11.12" calcext:value-type="float">
            <text:p>11.1</text:p>
          </table:table-cell>
          <table:table-cell table:style-name="ce3" office:value-type="float" office:value="1.758" calcext:value-type="float">
            <text:p>1.8</text:p>
          </table:table-cell>
          <table:table-cell table:number-columns-repeated="2"/>
          <table:table-cell office:value-type="float" office:value="0.5" calcext:value-type="float">
            <text:p>0.500</text:p>
          </table:table-cell>
          <table:table-cell office:value-type="float" office:value="0.3" calcext:value-type="float">
            <text:p>0.300</text:p>
          </table:table-cell>
          <table:table-cell table:formula="of:=[.$M$8]+[.$M$9]/(SQRT(([.K15]^2)-1)+[.$M$10])" office:value-type="string" office:string-value="" calcext:value-type="error">
            <text:p>Err:502</text:p>
          </table:table-cell>
          <table:table-cell table:formula="of:=[.L15]" office:value-type="float" office:value="0.3" calcext:value-type="float">
            <text:p>3.00000E-01</text:p>
          </table:table-cell>
          <table:table-cell table:style-name="ce7"/>
          <table:table-cell table:formula="of:=[.K15]" office:value-type="float" office:value="0.5" calcext:value-type="float">
            <text:p>5.000000E-01</text:p>
          </table:table-cell>
          <table:table-cell table:formula="of:=[.N15]" office:value-type="float" office:value="0.3" calcext:value-type="float">
            <text:p>3.00000E-01</text:p>
          </table:table-cell>
          <table:table-cell/>
          <table:table-cell table:style-name="ce6"/>
        </table:table-row>
        <table:table-row table:style-name="ro2">
          <table:table-cell table:number-columns-repeated="2"/>
          <table:table-cell table:style-name="ce3" office:value-type="float" office:value="2000" calcext:value-type="float">
            <text:p>2000.0</text:p>
          </table:table-cell>
          <table:table-cell table:style-name="ce3" office:value-type="float" office:value="2" calcext:value-type="float">
            <text:p>2.0</text:p>
          </table:table-cell>
          <table:table-cell table:style-name="ce3" office:value-type="float" office:value="9.801" calcext:value-type="float">
            <text:p>9.8</text:p>
          </table:table-cell>
          <table:table-cell table:style-name="ce3" office:value-type="float" office:value="7.95" calcext:value-type="float">
            <text:p>8.0</text:p>
          </table:table-cell>
          <table:table-cell table:style-name="ce3" office:value-type="float" office:value="10.07" calcext:value-type="float">
            <text:p>10.1</text:p>
          </table:table-cell>
          <table:table-cell table:style-name="ce3" office:value-type="float" office:value="1.726" calcext:value-type="float">
            <text:p>1.7</text:p>
          </table:table-cell>
          <table:table-cell table:number-columns-repeated="2"/>
          <table:table-cell office:value-type="float" office:value="0.75" calcext:value-type="float">
            <text:p>0.750</text:p>
          </table:table-cell>
          <table:table-cell office:value-type="float" office:value="0.325" calcext:value-type="float">
            <text:p>0.325</text:p>
          </table:table-cell>
          <table:table-cell table:formula="of:=[.$M$8]+[.$M$9]/(SQRT(([.K16]^2)-1)+[.$M$10])" office:value-type="string" office:string-value="" calcext:value-type="error">
            <text:p>Err:502</text:p>
          </table:table-cell>
          <table:table-cell table:formula="of:=[.L16]" office:value-type="float" office:value="0.325" calcext:value-type="float">
            <text:p>3.25000E-01</text:p>
          </table:table-cell>
          <table:table-cell table:style-name="ce7"/>
          <table:table-cell table:formula="of:=[.K16]" office:value-type="float" office:value="0.75" calcext:value-type="float">
            <text:p>7.500000E-01</text:p>
          </table:table-cell>
          <table:table-cell table:formula="of:=[.N16]" office:value-type="float" office:value="0.325" calcext:value-type="float">
            <text:p>3.25000E-01</text:p>
          </table:table-cell>
          <table:table-cell/>
          <table:table-cell table:style-name="ce6"/>
        </table:table-row>
        <table:table-row table:style-name="ro2">
          <table:table-cell table:number-columns-repeated="2"/>
          <table:table-cell table:style-name="ce3" office:value-type="float" office:value="3000" calcext:value-type="float">
            <text:p>3000.0</text:p>
          </table:table-cell>
          <table:table-cell table:style-name="ce3" office:value-type="float" office:value="-4.49" calcext:value-type="float">
            <text:p>-4.5</text:p>
          </table:table-cell>
          <table:table-cell table:style-name="ce3" office:value-type="float" office:value="9.797" calcext:value-type="float">
            <text:p>9.8</text:p>
          </table:table-cell>
          <table:table-cell table:style-name="ce3" office:value-type="float" office:value="7.012" calcext:value-type="float">
            <text:p>7.0</text:p>
          </table:table-cell>
          <table:table-cell table:style-name="ce3" office:value-type="float" office:value="9.093" calcext:value-type="float">
            <text:p>9.1</text:p>
          </table:table-cell>
          <table:table-cell table:style-name="ce3" office:value-type="float" office:value="1.694" calcext:value-type="float">
            <text:p>1.7</text:p>
          </table:table-cell>
          <table:table-cell table:number-columns-repeated="2"/>
          <table:table-cell office:value-type="float" office:value="1" calcext:value-type="float">
            <text:p>1.000</text:p>
          </table:table-cell>
          <table:table-cell office:value-type="float" office:value="0.4" calcext:value-type="float">
            <text:p>0.400</text:p>
          </table:table-cell>
          <table:table-cell table:formula="of:=[.$M$8]+[.$M$9]/(SQRT(([.K17]^2)-1)+[.$M$10])" office:value-type="float" office:value="1.135" calcext:value-type="float">
            <text:p>1.135</text:p>
          </table:table-cell>
          <table:table-cell table:formula="of:=[.L17]" office:value-type="float" office:value="0.4" calcext:value-type="float">
            <text:p>4.00000E-01</text:p>
          </table:table-cell>
          <table:table-cell table:style-name="ce7"/>
          <table:table-cell table:formula="of:=[.K17]" office:value-type="float" office:value="1" calcext:value-type="float">
            <text:p>1.000000E+00</text:p>
          </table:table-cell>
          <table:table-cell table:formula="of:=[.N17]" office:value-type="float" office:value="0.4" calcext:value-type="float">
            <text:p>4.00000E-01</text:p>
          </table:table-cell>
          <table:table-cell/>
          <table:table-cell table:style-name="ce6"/>
        </table:table-row>
        <table:table-row table:style-name="ro2">
          <table:table-cell table:number-columns-repeated="2"/>
          <table:table-cell table:style-name="ce3" office:value-type="float" office:value="4000" calcext:value-type="float">
            <text:p>4000.0</text:p>
          </table:table-cell>
          <table:table-cell table:style-name="ce3" office:value-type="float" office:value="-10.98" calcext:value-type="float">
            <text:p>-11.0</text:p>
          </table:table-cell>
          <table:table-cell table:style-name="ce3" office:value-type="float" office:value="9.794" calcext:value-type="float">
            <text:p>9.8</text:p>
          </table:table-cell>
          <table:table-cell table:style-name="ce3" office:value-type="float" office:value="6.166" calcext:value-type="float">
            <text:p>6.2</text:p>
          </table:table-cell>
          <table:table-cell table:style-name="ce3" office:value-type="float" office:value="8.194" calcext:value-type="float">
            <text:p>8.2</text:p>
          </table:table-cell>
          <table:table-cell table:style-name="ce3" office:value-type="float" office:value="1.661" calcext:value-type="float">
            <text:p>1.7</text:p>
          </table:table-cell>
          <table:table-cell table:number-columns-repeated="2"/>
          <table:table-cell office:value-type="float" office:value="1.25" calcext:value-type="float">
            <text:p>1.250</text:p>
          </table:table-cell>
          <table:table-cell office:value-type="float" office:value="0.55" calcext:value-type="float">
            <text:p>0.550</text:p>
          </table:table-cell>
          <table:table-cell table:formula="of:=[.$M$8]+[.$M$9]/(SQRT(([.K18]^2)-1)+[.$M$10])" office:value-type="float" office:value="0.564347826086957" calcext:value-type="float">
            <text:p>0.564</text:p>
          </table:table-cell>
          <table:table-cell table:formula="of:=[.L18]" office:value-type="float" office:value="0.55" calcext:value-type="float">
            <text:p>5.50000E-01</text:p>
          </table:table-cell>
          <table:table-cell table:style-name="ce7"/>
          <table:table-cell table:formula="of:=[.K18]" office:value-type="float" office:value="1.25" calcext:value-type="float">
            <text:p>1.250000E+00</text:p>
          </table:table-cell>
          <table:table-cell table:formula="of:=[.N18]" office:value-type="float" office:value="0.55" calcext:value-type="float">
            <text:p>5.50000E-01</text:p>
          </table:table-cell>
          <table:table-cell/>
          <table:table-cell table:style-name="ce6"/>
        </table:table-row>
        <table:table-row table:style-name="ro2">
          <table:table-cell table:number-columns-repeated="2"/>
          <table:table-cell table:style-name="ce3" office:value-type="float" office:value="5000" calcext:value-type="float">
            <text:p>5000.0</text:p>
          </table:table-cell>
          <table:table-cell table:style-name="ce3" office:value-type="float" office:value="-17.47" calcext:value-type="float">
            <text:p>-17.5</text:p>
          </table:table-cell>
          <table:table-cell table:style-name="ce3" office:value-type="float" office:value="9.791" calcext:value-type="float">
            <text:p>9.8</text:p>
          </table:table-cell>
          <table:table-cell table:style-name="ce3" office:value-type="float" office:value="5.405" calcext:value-type="float">
            <text:p>5.4</text:p>
          </table:table-cell>
          <table:table-cell table:style-name="ce3" office:value-type="float" office:value="7.364" calcext:value-type="float">
            <text:p>7.4</text:p>
          </table:table-cell>
          <table:table-cell table:style-name="ce3" office:value-type="float" office:value="1.628" calcext:value-type="float">
            <text:p>1.6</text:p>
          </table:table-cell>
          <table:table-cell table:number-columns-repeated="2"/>
          <table:table-cell office:value-type="float" office:value="1.5" calcext:value-type="float">
            <text:p>1.500</text:p>
          </table:table-cell>
          <table:table-cell table:formula="of:=( ([.K19]-1.25)*0.2 + (5-[.K19])*0.55 )/ (5-1.25)" office:value-type="float" office:value="0.526666666666667" calcext:value-type="float">
            <text:p>0.527</text:p>
          </table:table-cell>
          <table:table-cell table:formula="of:=[.$M$8]+[.$M$9]/(SQRT(([.K19]^2)-1)+[.$M$10])" office:value-type="float" office:value="0.49056137253437" calcext:value-type="float">
            <text:p>0.491</text:p>
          </table:table-cell>
          <table:table-cell table:formula="of:=[.M19]" office:value-type="float" office:value="0.49056137253437" calcext:value-type="float">
            <text:p>4.90561E-01</text:p>
          </table:table-cell>
          <table:table-cell table:style-name="ce7"/>
          <table:table-cell table:formula="of:=[.K19]" office:value-type="float" office:value="1.5" calcext:value-type="float">
            <text:p>1.500000E+00</text:p>
          </table:table-cell>
          <table:table-cell table:formula="of:=[.N19]" office:value-type="float" office:value="0.49056137253437" calcext:value-type="float">
            <text:p>4.90561E-01</text:p>
          </table:table-cell>
          <table:table-cell/>
          <table:table-cell table:style-name="ce6"/>
        </table:table-row>
        <table:table-row table:style-name="ro2">
          <table:table-cell table:number-columns-repeated="2"/>
          <table:table-cell table:style-name="ce3" office:value-type="float" office:value="6000" calcext:value-type="float">
            <text:p>6000.0</text:p>
          </table:table-cell>
          <table:table-cell table:style-name="ce3" office:value-type="float" office:value="-23.96" calcext:value-type="float">
            <text:p>-24.0</text:p>
          </table:table-cell>
          <table:table-cell table:style-name="ce3" office:value-type="float" office:value="9.788" calcext:value-type="float">
            <text:p>9.8</text:p>
          </table:table-cell>
          <table:table-cell table:style-name="ce3" office:value-type="float" office:value="4.722" calcext:value-type="float">
            <text:p>4.7</text:p>
          </table:table-cell>
          <table:table-cell table:style-name="ce3" office:value-type="float" office:value="6.601" calcext:value-type="float">
            <text:p>6.6</text:p>
          </table:table-cell>
          <table:table-cell table:style-name="ce3" office:value-type="float" office:value="1.595" calcext:value-type="float">
            <text:p>1.6</text:p>
          </table:table-cell>
          <table:table-cell table:number-columns-repeated="2"/>
          <table:table-cell office:value-type="float" office:value="1.75" calcext:value-type="float">
            <text:p>1.750</text:p>
          </table:table-cell>
          <table:table-cell table:formula="of:=( ([.K20]-1.25)*0.2 + (5-[.K20])*0.55 )/ (5-1.25)" office:value-type="float" office:value="0.503333333333333" calcext:value-type="float">
            <text:p>0.503</text:p>
          </table:table-cell>
          <table:table-cell table:formula="of:=[.$M$8]+[.$M$9]/(SQRT(([.K20]^2)-1)+[.$M$10])" office:value-type="float" office:value="0.450617204505691" calcext:value-type="float">
            <text:p>0.451</text:p>
          </table:table-cell>
          <table:table-cell table:formula="of:=[.M20]" office:value-type="float" office:value="0.450617204505691" calcext:value-type="float">
            <text:p>4.50617E-01</text:p>
          </table:table-cell>
          <table:table-cell table:style-name="ce7"/>
          <table:table-cell table:formula="of:=[.K20]" office:value-type="float" office:value="1.75" calcext:value-type="float">
            <text:p>1.750000E+00</text:p>
          </table:table-cell>
          <table:table-cell table:formula="of:=[.N20]" office:value-type="float" office:value="0.450617204505691" calcext:value-type="float">
            <text:p>4.50617E-01</text:p>
          </table:table-cell>
          <table:table-cell/>
          <table:table-cell table:style-name="ce6"/>
        </table:table-row>
        <table:table-row table:style-name="ro2">
          <table:table-cell table:number-columns-repeated="2"/>
          <table:table-cell table:style-name="ce3" office:value-type="float" office:value="7000" calcext:value-type="float">
            <text:p>7000.0</text:p>
          </table:table-cell>
          <table:table-cell table:style-name="ce3" office:value-type="float" office:value="-30.45" calcext:value-type="float">
            <text:p>-30.5</text:p>
          </table:table-cell>
          <table:table-cell table:style-name="ce3" office:value-type="float" office:value="9.785" calcext:value-type="float">
            <text:p>9.8</text:p>
          </table:table-cell>
          <table:table-cell table:style-name="ce3" office:value-type="float" office:value="4.111" calcext:value-type="float">
            <text:p>4.1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1.561" calcext:value-type="float">
            <text:p>1.6</text:p>
          </table:table-cell>
          <table:table-cell table:number-columns-repeated="2"/>
          <table:table-cell office:value-type="float" office:value="2" calcext:value-type="float">
            <text:p>2.000</text:p>
          </table:table-cell>
          <table:table-cell table:formula="of:=( ([.K21]-1.25)*0.2 + (5-[.K21])*0.55 )/ (5-1.25)" office:value-type="float" office:value="0.48" calcext:value-type="float">
            <text:p>0.480</text:p>
          </table:table-cell>
          <table:table-cell table:formula="of:=[.$M$8]+[.$M$9]/(SQRT(([.K21]^2)-1)+[.$M$10])" office:value-type="float" office:value="0.424161191073629" calcext:value-type="float">
            <text:p>0.424</text:p>
          </table:table-cell>
          <table:table-cell table:formula="of:=[.M21]" office:value-type="float" office:value="0.424161191073629" calcext:value-type="float">
            <text:p>4.24161E-01</text:p>
          </table:table-cell>
          <table:table-cell table:style-name="ce7"/>
          <table:table-cell table:formula="of:=[.K21]" office:value-type="float" office:value="2" calcext:value-type="float">
            <text:p>2.000000E+00</text:p>
          </table:table-cell>
          <table:table-cell table:formula="of:=[.N21]" office:value-type="float" office:value="0.424161191073629" calcext:value-type="float">
            <text:p>4.24161E-01</text:p>
          </table:table-cell>
          <table:table-cell/>
          <table:table-cell table:style-name="ce6"/>
        </table:table-row>
        <table:table-row table:style-name="ro2">
          <table:table-cell table:number-columns-repeated="2"/>
          <table:table-cell table:style-name="ce3" office:value-type="float" office:value="8000" calcext:value-type="float">
            <text:p>8000.0</text:p>
          </table:table-cell>
          <table:table-cell table:style-name="ce3" office:value-type="float" office:value="-36.94" calcext:value-type="float">
            <text:p>-36.9</text:p>
          </table:table-cell>
          <table:table-cell table:style-name="ce3" office:value-type="float" office:value="9.782" calcext:value-type="float">
            <text:p>9.8</text:p>
          </table:table-cell>
          <table:table-cell table:style-name="ce3" office:value-type="float" office:value="3.565" calcext:value-type="float">
            <text:p>3.6</text:p>
          </table:table-cell>
          <table:table-cell table:style-name="ce3" office:value-type="float" office:value="5.258" calcext:value-type="float">
            <text:p>5.3</text:p>
          </table:table-cell>
          <table:table-cell table:style-name="ce3" office:value-type="float" office:value="1.527" calcext:value-type="float">
            <text:p>1.5</text:p>
          </table:table-cell>
          <table:table-cell table:number-columns-repeated="2"/>
          <table:table-cell office:value-type="float" office:value="2.25" calcext:value-type="float">
            <text:p>2.250</text:p>
          </table:table-cell>
          <table:table-cell table:formula="of:=( ([.K22]-1.25)*0.2 + (5-[.K22])*0.55 )/ (5-1.25)" office:value-type="float" office:value="0.456666666666667" calcext:value-type="float">
            <text:p>0.457</text:p>
          </table:table-cell>
          <table:table-cell table:formula="of:=[.$M$8]+[.$M$9]/(SQRT(([.K22]^2)-1)+[.$M$10])" office:value-type="float" office:value="0.404893671486515" calcext:value-type="float">
            <text:p>0.405</text:p>
          </table:table-cell>
          <table:table-cell table:formula="of:=[.M22]" office:value-type="float" office:value="0.404893671486515" calcext:value-type="float">
            <text:p>4.04894E-01</text:p>
          </table:table-cell>
          <table:table-cell table:style-name="ce7"/>
          <table:table-cell table:formula="of:=[.K22]" office:value-type="float" office:value="2.25" calcext:value-type="float">
            <text:p>2.250000E+00</text:p>
          </table:table-cell>
          <table:table-cell table:formula="of:=[.N22]" office:value-type="float" office:value="0.404893671486515" calcext:value-type="float">
            <text:p>4.04894E-01</text:p>
          </table:table-cell>
          <table:table-cell/>
          <table:table-cell table:style-name="ce6"/>
        </table:table-row>
        <table:table-row table:style-name="ro2">
          <table:table-cell table:number-columns-repeated="2"/>
          <table:table-cell table:style-name="ce3" office:value-type="float" office:value="9000" calcext:value-type="float">
            <text:p>9000.0</text:p>
          </table:table-cell>
          <table:table-cell table:style-name="ce3" office:value-type="float" office:value="-43.42" calcext:value-type="float">
            <text:p>-43.4</text:p>
          </table:table-cell>
          <table:table-cell table:style-name="ce3" office:value-type="float" office:value="9.779" calcext:value-type="float">
            <text:p>9.8</text:p>
          </table:table-cell>
          <table:table-cell table:style-name="ce3" office:value-type="float" office:value="3.08" calcext:value-type="float">
            <text:p>3.1</text:p>
          </table:table-cell>
          <table:table-cell table:style-name="ce3" office:value-type="float" office:value="4.671" calcext:value-type="float">
            <text:p>4.7</text:p>
          </table:table-cell>
          <table:table-cell table:style-name="ce3" office:value-type="float" office:value="1.493" calcext:value-type="float">
            <text:p>1.5</text:p>
          </table:table-cell>
          <table:table-cell table:number-columns-repeated="2"/>
          <table:table-cell office:value-type="float" office:value="2.5" calcext:value-type="float">
            <text:p>2.500</text:p>
          </table:table-cell>
          <table:table-cell table:formula="of:=( ([.K23]-1.25)*0.2 + (5-[.K23])*0.55 )/ (5-1.25)" office:value-type="float" office:value="0.433333333333333" calcext:value-type="float">
            <text:p>0.433</text:p>
          </table:table-cell>
          <table:table-cell table:formula="of:=[.$M$8]+[.$M$9]/(SQRT(([.K23]^2)-1)+[.$M$10])" office:value-type="float" office:value="0.390049262596714" calcext:value-type="float">
            <text:p>0.390</text:p>
          </table:table-cell>
          <table:table-cell table:formula="of:=[.M23]" office:value-type="float" office:value="0.390049262596714" calcext:value-type="float">
            <text:p>3.90049E-01</text:p>
          </table:table-cell>
          <table:table-cell table:style-name="ce7"/>
          <table:table-cell table:formula="of:=[.K23]" office:value-type="float" office:value="2.5" calcext:value-type="float">
            <text:p>2.500000E+00</text:p>
          </table:table-cell>
          <table:table-cell table:formula="of:=[.N23]" office:value-type="float" office:value="0.390049262596714" calcext:value-type="float">
            <text:p>3.90049E-01</text:p>
          </table:table-cell>
          <table:table-cell/>
          <table:table-cell table:style-name="ce6"/>
        </table:table-row>
        <table:table-row table:style-name="ro2">
          <table:table-cell table:number-columns-repeated="2"/>
          <table:table-cell table:style-name="ce3" office:value-type="float" office:value="10000" calcext:value-type="float">
            <text:p>10000.0</text:p>
          </table:table-cell>
          <table:table-cell table:style-name="ce3" office:value-type="float" office:value="-49.9" calcext:value-type="float">
            <text:p>-49.9</text:p>
          </table:table-cell>
          <table:table-cell table:style-name="ce3" office:value-type="float" office:value="9.776" calcext:value-type="float">
            <text:p>9.8</text:p>
          </table:table-cell>
          <table:table-cell table:style-name="ce3" office:value-type="float" office:value="2.65" calcext:value-type="float">
            <text:p>2.7</text:p>
          </table:table-cell>
          <table:table-cell table:style-name="ce3" office:value-type="float" office:value="4.135" calcext:value-type="float">
            <text:p>4.1</text:p>
          </table:table-cell>
          <table:table-cell table:style-name="ce3" office:value-type="float" office:value="1.458" calcext:value-type="float">
            <text:p>1.5</text:p>
          </table:table-cell>
          <table:table-cell table:number-columns-repeated="2"/>
          <table:table-cell office:value-type="float" office:value="2.75" calcext:value-type="float">
            <text:p>2.750</text:p>
          </table:table-cell>
          <table:table-cell table:formula="of:=( ([.K24]-1.25)*0.2 + (5-[.K24])*0.55 )/ (5-1.25)" office:value-type="float" office:value="0.41" calcext:value-type="float">
            <text:p>0.410</text:p>
          </table:table-cell>
          <table:table-cell table:formula="of:=[.$M$8]+[.$M$9]/(SQRT(([.K24]^2)-1)+[.$M$10])" office:value-type="float" office:value="0.378173868336035" calcext:value-type="float">
            <text:p>0.378</text:p>
          </table:table-cell>
          <table:table-cell table:formula="of:=[.M24]" office:value-type="float" office:value="0.378173868336035" calcext:value-type="float">
            <text:p>3.78174E-01</text:p>
          </table:table-cell>
          <table:table-cell table:style-name="ce7"/>
          <table:table-cell table:formula="of:=[.K24]" office:value-type="float" office:value="2.75" calcext:value-type="float">
            <text:p>2.750000E+00</text:p>
          </table:table-cell>
          <table:table-cell table:formula="of:=[.N24]" office:value-type="float" office:value="0.378173868336035" calcext:value-type="float">
            <text:p>3.78174E-01</text:p>
          </table:table-cell>
          <table:table-cell/>
          <table:table-cell table:style-name="ce6"/>
        </table:table-row>
        <table:table-row table:style-name="ro2">
          <table:table-cell table:number-columns-repeated="2"/>
          <table:table-cell table:style-name="ce3" office:value-type="float" office:value="15000" calcext:value-type="float">
            <text:p>15000.0</text:p>
          </table:table-cell>
          <table:table-cell table:style-name="ce3" office:value-type="float" office:value="-56.5" calcext:value-type="float">
            <text:p>-56.5</text:p>
          </table:table-cell>
          <table:table-cell table:style-name="ce3" office:value-type="float" office:value="9.761" calcext:value-type="float">
            <text:p>9.8</text:p>
          </table:table-cell>
          <table:table-cell table:style-name="ce3" office:value-type="float" office:value="1.211" calcext:value-type="float">
            <text:p>1.2</text:p>
          </table:table-cell>
          <table:table-cell table:style-name="ce3" office:value-type="float" office:value="1.948" calcext:value-type="float">
            <text:p>1.9</text:p>
          </table:table-cell>
          <table:table-cell table:style-name="ce3" office:value-type="float" office:value="1.422" calcext:value-type="float">
            <text:p>1.4</text:p>
          </table:table-cell>
          <table:table-cell table:number-columns-repeated="2"/>
          <table:table-cell office:value-type="float" office:value="3" calcext:value-type="float">
            <text:p>3.000</text:p>
          </table:table-cell>
          <table:table-cell table:formula="of:=( ([.K25]-1.25)*0.2 + (5-[.K25])*0.55 )/ (5-1.25)" office:value-type="float" office:value="0.386666666666667" calcext:value-type="float">
            <text:p>0.387</text:p>
          </table:table-cell>
          <table:table-cell table:formula="of:=[.$M$8]+[.$M$9]/(SQRT(([.K25]^2)-1)+[.$M$10])" office:value-type="float" office:value="0.368411925211883" calcext:value-type="float">
            <text:p>0.368</text:p>
          </table:table-cell>
          <table:table-cell table:formula="of:=[.M25]" office:value-type="float" office:value="0.368411925211883" calcext:value-type="float">
            <text:p>3.68412E-01</text:p>
          </table:table-cell>
          <table:table-cell table:style-name="ce7"/>
          <table:table-cell table:formula="of:=[.K25]" office:value-type="float" office:value="3" calcext:value-type="float">
            <text:p>3.000000E+00</text:p>
          </table:table-cell>
          <table:table-cell table:formula="of:=[.N25]" office:value-type="float" office:value="0.368411925211883" calcext:value-type="float">
            <text:p>3.68412E-01</text:p>
          </table:table-cell>
          <table:table-cell/>
          <table:table-cell table:style-name="ce6"/>
        </table:table-row>
        <table:table-row table:style-name="ro2">
          <table:table-cell table:number-columns-repeated="2"/>
          <table:table-cell table:style-name="ce3" office:value-type="float" office:value="20000" calcext:value-type="float">
            <text:p>20000.0</text:p>
          </table:table-cell>
          <table:table-cell table:style-name="ce3" office:value-type="float" office:value="-56.5" calcext:value-type="float">
            <text:p>-56.5</text:p>
          </table:table-cell>
          <table:table-cell table:style-name="ce3" office:value-type="float" office:value="9.745" calcext:value-type="float">
            <text:p>9.7</text:p>
          </table:table-cell>
          <table:table-cell table:style-name="ce3" office:value-type="float" office:value="0.5529" calcext:value-type="float">
            <text:p>0.6</text:p>
          </table:table-cell>
          <table:table-cell table:style-name="ce3" office:value-type="float" office:value="0.8891" calcext:value-type="float">
            <text:p>0.9</text:p>
          </table:table-cell>
          <table:table-cell table:style-name="ce3" office:value-type="float" office:value="1.422" calcext:value-type="float">
            <text:p>1.4</text:p>
          </table:table-cell>
          <table:table-cell table:number-columns-repeated="2"/>
          <table:table-cell office:value-type="float" office:value="3.25" calcext:value-type="float">
            <text:p>3.250</text:p>
          </table:table-cell>
          <table:table-cell table:formula="of:=( ([.K26]-1.25)*0.2 + (5-[.K26])*0.55 )/ (5-1.25)" office:value-type="float" office:value="0.363333333333333" calcext:value-type="float">
            <text:p>0.363</text:p>
          </table:table-cell>
          <table:table-cell table:formula="of:=[.$M$8]+[.$M$9]/(SQRT(([.K26]^2)-1)+[.$M$10])" office:value-type="float" office:value="0.360219646554069" calcext:value-type="float">
            <text:p>0.360</text:p>
          </table:table-cell>
          <table:table-cell table:formula="of:=[.M26]" office:value-type="float" office:value="0.360219646554069" calcext:value-type="float">
            <text:p>3.60220E-01</text:p>
          </table:table-cell>
          <table:table-cell table:style-name="ce7"/>
          <table:table-cell table:formula="of:=[.K26]" office:value-type="float" office:value="3.25" calcext:value-type="float">
            <text:p>3.250000E+00</text:p>
          </table:table-cell>
          <table:table-cell table:formula="of:=[.N26]" office:value-type="float" office:value="0.360219646554069" calcext:value-type="float">
            <text:p>3.60220E-01</text:p>
          </table:table-cell>
          <table:table-cell/>
          <table:table-cell table:style-name="ce6"/>
        </table:table-row>
        <table:table-row table:style-name="ro2">
          <table:table-cell table:number-columns-repeated="2"/>
          <table:table-cell table:style-name="ce3" office:value-type="float" office:value="25000" calcext:value-type="float">
            <text:p>25000.0</text:p>
          </table:table-cell>
          <table:table-cell table:style-name="ce3" office:value-type="float" office:value="-51.6" calcext:value-type="float">
            <text:p>-51.6</text:p>
          </table:table-cell>
          <table:table-cell table:style-name="ce3" office:value-type="float" office:value="9.73" calcext:value-type="float">
            <text:p>9.7</text:p>
          </table:table-cell>
          <table:table-cell table:style-name="ce3" office:value-type="float" office:value="0.2549" calcext:value-type="float">
            <text:p>0.3</text:p>
          </table:table-cell>
          <table:table-cell table:style-name="ce3" office:value-type="float" office:value="0.4008" calcext:value-type="float">
            <text:p>0.4</text:p>
          </table:table-cell>
          <table:table-cell table:style-name="ce3" office:value-type="float" office:value="1.448" calcext:value-type="float">
            <text:p>1.4</text:p>
          </table:table-cell>
          <table:table-cell table:number-columns-repeated="2"/>
          <table:table-cell office:value-type="float" office:value="3.5" calcext:value-type="float">
            <text:p>3.500</text:p>
          </table:table-cell>
          <table:table-cell table:formula="of:=( ([.K27]-1.25)*0.2 + (5-[.K27])*0.55 )/ (5-1.25)" office:value-type="float" office:value="0.34" calcext:value-type="float">
            <text:p>0.340</text:p>
          </table:table-cell>
          <table:table-cell table:formula="of:=[.$M$8]+[.$M$9]/(SQRT(([.K27]^2)-1)+[.$M$10])" office:value-type="float" office:value="0.353231351504724" calcext:value-type="float">
            <text:p>0.353</text:p>
          </table:table-cell>
          <table:table-cell table:formula="of:=[.M27]" office:value-type="float" office:value="0.353231351504724" calcext:value-type="float">
            <text:p>3.53231E-01</text:p>
          </table:table-cell>
          <table:table-cell table:style-name="ce7"/>
          <table:table-cell table:formula="of:=[.K27]" office:value-type="float" office:value="3.5" calcext:value-type="float">
            <text:p>3.500000E+00</text:p>
          </table:table-cell>
          <table:table-cell table:formula="of:=[.N27]" office:value-type="float" office:value="0.353231351504724" calcext:value-type="float">
            <text:p>3.53231E-01</text:p>
          </table:table-cell>
          <table:table-cell/>
          <table:table-cell table:style-name="ce6"/>
        </table:table-row>
        <table:table-row table:style-name="ro2">
          <table:table-cell table:number-columns-repeated="2"/>
          <table:table-cell table:style-name="ce3" office:value-type="float" office:value="30000" calcext:value-type="float">
            <text:p>30000.0</text:p>
          </table:table-cell>
          <table:table-cell table:style-name="ce3" office:value-type="float" office:value="-46.64" calcext:value-type="float">
            <text:p>-46.6</text:p>
          </table:table-cell>
          <table:table-cell table:style-name="ce3" office:value-type="float" office:value="9.715" calcext:value-type="float">
            <text:p>9.7</text:p>
          </table:table-cell>
          <table:table-cell table:style-name="ce3" office:value-type="float" office:value="0.1197" calcext:value-type="float">
            <text:p>0.1</text:p>
          </table:table-cell>
          <table:table-cell table:style-name="ce3" office:value-type="float" office:value="0.1841" calcext:value-type="float">
            <text:p>0.2</text:p>
          </table:table-cell>
          <table:table-cell table:style-name="ce3" office:value-type="float" office:value="1.475" calcext:value-type="float">
            <text:p>1.5</text:p>
          </table:table-cell>
          <table:table-cell table:number-columns-repeated="2"/>
          <table:table-cell office:value-type="float" office:value="3.75" calcext:value-type="float">
            <text:p>3.750</text:p>
          </table:table-cell>
          <table:table-cell table:formula="of:=( ([.K28]-1.25)*0.2 + (5-[.K28])*0.55 )/ (5-1.25)" office:value-type="float" office:value="0.316666666666667" calcext:value-type="float">
            <text:p>0.317</text:p>
          </table:table-cell>
          <table:table-cell table:formula="of:=[.$M$8]+[.$M$9]/(SQRT(([.K28]^2)-1)+[.$M$10])" office:value-type="float" office:value="0.347190298453407" calcext:value-type="float">
            <text:p>0.347</text:p>
          </table:table-cell>
          <table:table-cell table:formula="of:=[.M28]" office:value-type="float" office:value="0.347190298453407" calcext:value-type="float">
            <text:p>3.47190E-01</text:p>
          </table:table-cell>
          <table:table-cell table:style-name="ce7"/>
          <table:table-cell table:formula="of:=[.K28]" office:value-type="float" office:value="3.75" calcext:value-type="float">
            <text:p>3.750000E+00</text:p>
          </table:table-cell>
          <table:table-cell table:formula="of:=[.N28]" office:value-type="float" office:value="0.347190298453407" calcext:value-type="float">
            <text:p>3.47190E-01</text:p>
          </table:table-cell>
          <table:table-cell/>
          <table:table-cell table:style-name="ce6"/>
        </table:table-row>
        <table:table-row table:style-name="ro2">
          <table:table-cell table:number-columns-repeated="2"/>
          <table:table-cell table:style-name="ce3" office:value-type="float" office:value="40000" calcext:value-type="float">
            <text:p>40000.0</text:p>
          </table:table-cell>
          <table:table-cell table:style-name="ce3" office:value-type="float" office:value="-22.8" calcext:value-type="float">
            <text:p>-22.8</text:p>
          </table:table-cell>
          <table:table-cell table:style-name="ce3" office:value-type="float" office:value="9.684" calcext:value-type="float">
            <text:p>9.7</text:p>
          </table:table-cell>
          <table:table-cell table:style-name="ce3" office:value-type="float" office:value="0.0287" calcext:value-type="float">
            <text:p>0.0</text:p>
          </table:table-cell>
          <table:table-cell table:style-name="ce3" office:value-type="float" office:value="0.03996" calcext:value-type="float">
            <text:p>0.0</text:p>
          </table:table-cell>
          <table:table-cell table:style-name="ce3" office:value-type="float" office:value="1.601" calcext:value-type="float">
            <text:p>1.6</text:p>
          </table:table-cell>
          <table:table-cell table:number-columns-repeated="2"/>
          <table:table-cell office:value-type="float" office:value="4" calcext:value-type="float">
            <text:p>4.000</text:p>
          </table:table-cell>
          <table:table-cell table:formula="of:=( ([.K29]-1.25)*0.2 + (5-[.K29])*0.55 )/ (5-1.25)" office:value-type="float" office:value="0.293333333333333" calcext:value-type="float">
            <text:p>0.293</text:p>
          </table:table-cell>
          <table:table-cell table:formula="of:=[.$M$8]+[.$M$9]/(SQRT(([.K29]^2)-1)+[.$M$10])" office:value-type="float" office:value="0.341909984580364" calcext:value-type="float">
            <text:p>0.342</text:p>
          </table:table-cell>
          <table:table-cell table:formula="of:=[.M29]" office:value-type="float" office:value="0.341909984580364" calcext:value-type="float">
            <text:p>3.41910E-01</text:p>
          </table:table-cell>
          <table:table-cell table:style-name="ce7"/>
          <table:table-cell table:formula="of:=[.K29]" office:value-type="float" office:value="4" calcext:value-type="float">
            <text:p>4.000000E+00</text:p>
          </table:table-cell>
          <table:table-cell table:formula="of:=[.N29]" office:value-type="float" office:value="0.341909984580364" calcext:value-type="float">
            <text:p>3.41910E-01</text:p>
          </table:table-cell>
          <table:table-cell/>
          <table:table-cell table:style-name="ce6"/>
        </table:table-row>
        <table:table-row table:style-name="ro2">
          <table:table-cell table:number-columns-repeated="2"/>
          <table:table-cell table:style-name="ce3" office:value-type="float" office:value="50000" calcext:value-type="float">
            <text:p>50000.0</text:p>
          </table:table-cell>
          <table:table-cell table:style-name="ce3" office:value-type="float" office:value="-2.5" calcext:value-type="float">
            <text:p>-2.5</text:p>
          </table:table-cell>
          <table:table-cell table:style-name="ce3" office:value-type="float" office:value="9.654" calcext:value-type="float">
            <text:p>9.7</text:p>
          </table:table-cell>
          <table:table-cell table:style-name="ce3" office:value-type="float" office:value="0.007978" calcext:value-type="float">
            <text:p>0.0</text:p>
          </table:table-cell>
          <table:table-cell table:style-name="ce3" office:value-type="float" office:value="0.01027" calcext:value-type="float">
            <text:p>0.0</text:p>
          </table:table-cell>
          <table:table-cell table:style-name="ce3" office:value-type="float" office:value="1.704" calcext:value-type="float">
            <text:p>1.7</text:p>
          </table:table-cell>
          <table:table-cell table:number-columns-repeated="2"/>
          <table:table-cell office:value-type="float" office:value="4.25" calcext:value-type="float">
            <text:p>4.250</text:p>
          </table:table-cell>
          <table:table-cell table:formula="of:=( ([.K30]-1.25)*0.2 + (5-[.K30])*0.55 )/ (5-1.25)" office:value-type="float" office:value="0.27" calcext:value-type="float">
            <text:p>0.270</text:p>
          </table:table-cell>
          <table:table-cell table:formula="of:=[.$M$8]+[.$M$9]/(SQRT(([.K30]^2)-1)+[.$M$10])" office:value-type="float" office:value="0.337251132593557" calcext:value-type="float">
            <text:p>0.337</text:p>
          </table:table-cell>
          <table:table-cell table:formula="of:=[.M30]" office:value-type="float" office:value="0.337251132593557" calcext:value-type="float">
            <text:p>3.37251E-01</text:p>
          </table:table-cell>
          <table:table-cell table:style-name="ce7"/>
          <table:table-cell table:formula="of:=[.K30]" office:value-type="float" office:value="4.25" calcext:value-type="float">
            <text:p>4.250000E+00</text:p>
          </table:table-cell>
          <table:table-cell table:formula="of:=[.N30]" office:value-type="float" office:value="0.337251132593557" calcext:value-type="float">
            <text:p>3.37251E-01</text:p>
          </table:table-cell>
          <table:table-cell/>
          <table:table-cell table:style-name="ce6"/>
        </table:table-row>
        <table:table-row table:style-name="ro2">
          <table:table-cell table:number-columns-repeated="2"/>
          <table:table-cell table:style-name="ce3" office:value-type="float" office:value="60000" calcext:value-type="float">
            <text:p>60000.0</text:p>
          </table:table-cell>
          <table:table-cell table:style-name="ce3" office:value-type="float" office:value="-26.13" calcext:value-type="float">
            <text:p>-26.1</text:p>
          </table:table-cell>
          <table:table-cell table:style-name="ce3" office:value-type="float" office:value="9.624" calcext:value-type="float">
            <text:p>9.6</text:p>
          </table:table-cell>
          <table:table-cell table:style-name="ce3" office:value-type="float" office:value="0.002196" calcext:value-type="float">
            <text:p>0.0</text:p>
          </table:table-cell>
          <table:table-cell table:style-name="ce3" office:value-type="float" office:value="0.003097" calcext:value-type="float">
            <text:p>0.0</text:p>
          </table:table-cell>
          <table:table-cell table:style-name="ce3" office:value-type="float" office:value="1.584" calcext:value-type="float">
            <text:p>1.6</text:p>
          </table:table-cell>
          <table:table-cell table:number-columns-repeated="2"/>
          <table:table-cell office:value-type="float" office:value="4.5" calcext:value-type="float">
            <text:p>4.500</text:p>
          </table:table-cell>
          <table:table-cell table:formula="of:=( ([.K31]-1.25)*0.2 + (5-[.K31])*0.55 )/ (5-1.25)" office:value-type="float" office:value="0.246666666666667" calcext:value-type="float">
            <text:p>0.247</text:p>
          </table:table-cell>
          <table:table-cell table:formula="of:=[.$M$8]+[.$M$9]/(SQRT(([.K31]^2)-1)+[.$M$10])" office:value-type="float" office:value="0.333107321518786" calcext:value-type="float">
            <text:p>0.333</text:p>
          </table:table-cell>
          <table:table-cell table:formula="of:=[.M31]" office:value-type="float" office:value="0.333107321518786" calcext:value-type="float">
            <text:p>3.33107E-01</text:p>
          </table:table-cell>
          <table:table-cell table:style-name="ce7"/>
          <table:table-cell table:formula="of:=[.K31]" office:value-type="float" office:value="4.5" calcext:value-type="float">
            <text:p>4.500000E+00</text:p>
          </table:table-cell>
          <table:table-cell table:formula="of:=[.N31]" office:value-type="float" office:value="0.333107321518786" calcext:value-type="float">
            <text:p>3.33107E-01</text:p>
          </table:table-cell>
          <table:table-cell/>
          <table:table-cell table:style-name="ce6"/>
        </table:table-row>
        <table:table-row table:style-name="ro2">
          <table:table-cell table:number-columns-repeated="2"/>
          <table:table-cell table:style-name="ce3" office:value-type="float" office:value="70000" calcext:value-type="float">
            <text:p>70000.0</text:p>
          </table:table-cell>
          <table:table-cell table:style-name="ce3" office:value-type="float" office:value="-53.57" calcext:value-type="float">
            <text:p>-53.6</text:p>
          </table:table-cell>
          <table:table-cell table:style-name="ce3" office:value-type="float" office:value="9.594" calcext:value-type="float">
            <text:p>9.6</text:p>
          </table:table-cell>
          <table:table-cell table:style-name="ce3" office:value-type="float" office:value="0.00052" calcext:value-type="float">
            <text:p>0.0</text:p>
          </table:table-cell>
          <table:table-cell table:style-name="ce3" office:value-type="float" office:value="0.0008283" calcext:value-type="float">
            <text:p>0.0</text:p>
          </table:table-cell>
          <table:table-cell table:style-name="ce3" office:value-type="float" office:value="1.438" calcext:value-type="float">
            <text:p>1.4</text:p>
          </table:table-cell>
          <table:table-cell table:number-columns-repeated="2"/>
          <table:table-cell office:value-type="float" office:value="4.75" calcext:value-type="float">
            <text:p>4.750</text:p>
          </table:table-cell>
          <table:table-cell table:formula="of:=( ([.K32]-1.25)*0.2 + (5-[.K32])*0.55 )/ (5-1.25)" office:value-type="float" office:value="0.223333333333333" calcext:value-type="float">
            <text:p>0.223</text:p>
          </table:table-cell>
          <table:table-cell table:formula="of:=[.$M$8]+[.$M$9]/(SQRT(([.K32]^2)-1)+[.$M$10])" office:value-type="float" office:value="0.329395648491442" calcext:value-type="float">
            <text:p>0.329</text:p>
          </table:table-cell>
          <table:table-cell table:formula="of:=[.M32]" office:value-type="float" office:value="0.329395648491442" calcext:value-type="float">
            <text:p>3.29396E-01</text:p>
          </table:table-cell>
          <table:table-cell table:style-name="ce7"/>
          <table:table-cell table:formula="of:=[.K32]" office:value-type="float" office:value="4.75" calcext:value-type="float">
            <text:p>4.750000E+00</text:p>
          </table:table-cell>
          <table:table-cell table:formula="of:=[.N32]" office:value-type="float" office:value="0.329395648491442" calcext:value-type="float">
            <text:p>3.29396E-01</text:p>
          </table:table-cell>
          <table:table-cell/>
          <table:table-cell table:style-name="ce6"/>
        </table:table-row>
        <table:table-row table:style-name="ro2">
          <table:table-cell table:number-columns-repeated="2"/>
          <table:table-cell table:style-name="ce3" office:value-type="float" office:value="80000" calcext:value-type="float">
            <text:p>80000.0</text:p>
          </table:table-cell>
          <table:table-cell table:style-name="ce3" office:value-type="float" office:value="-74.51" calcext:value-type="float">
            <text:p>-74.5</text:p>
          </table:table-cell>
          <table:table-cell table:style-name="ce3" office:value-type="float" office:value="9.564" calcext:value-type="float">
            <text:p>9.6</text:p>
          </table:table-cell>
          <table:table-cell table:style-name="ce3" office:value-type="float" office:value="0.00011" calcext:value-type="float">
            <text:p>0.0</text:p>
          </table:table-cell>
          <table:table-cell table:style-name="ce3" office:value-type="float" office:value="0.0001846" calcext:value-type="float">
            <text:p>0.0</text:p>
          </table:table-cell>
          <table:table-cell table:style-name="ce3" office:value-type="float" office:value="1.321" calcext:value-type="float">
            <text:p>1.3</text:p>
          </table:table-cell>
          <table:table-cell table:number-columns-repeated="2"/>
          <table:table-cell office:value-type="float" office:value="5" calcext:value-type="float">
            <text:p>5.000</text:p>
          </table:table-cell>
          <table:table-cell office:value-type="float" office:value="0.2" calcext:value-type="float">
            <text:p>0.200</text:p>
          </table:table-cell>
          <table:table-cell table:formula="of:=[.$M$8]+[.$M$9]/(SQRT(([.K33]^2)-1)+[.$M$10])" office:value-type="float" office:value="0.326050453856889" calcext:value-type="float">
            <text:p>0.326</text:p>
          </table:table-cell>
          <table:table-cell table:formula="of:=[.M33]" office:value-type="float" office:value="0.326050453856889" calcext:value-type="float">
            <text:p>3.26050E-01</text:p>
          </table:table-cell>
          <table:table-cell table:style-name="ce7"/>
          <table:table-cell table:formula="of:=[.K33]" office:value-type="float" office:value="5" calcext:value-type="float">
            <text:p>5.000000E+00</text:p>
          </table:table-cell>
          <table:table-cell table:formula="of:=[.N33]" office:value-type="float" office:value="0.326050453856889" calcext:value-type="float">
            <text:p>3.26050E-01</text:p>
          </table:table-cell>
          <table:table-cell/>
          <table:table-cell table:style-name="ce6"/>
        </table:table-row>
        <table:table-row table:style-name="ro2">
          <table:table-cell table:number-columns-repeated="10"/>
          <table:table-cell office:value-type="float" office:value="5.25" calcext:value-type="float">
            <text:p>5.250</text:p>
          </table:table-cell>
          <table:table-cell table:formula="of:=( (10-[.K34])*0.22 + ([.K34]-5)*0.25 )/ (10-5)" office:value-type="float" office:value="0.2215" calcext:value-type="float">
            <text:p>0.222</text:p>
          </table:table-cell>
          <table:table-cell table:formula="of:=[.$M$8]+[.$M$9]/(SQRT(([.K34]^2)-1)+[.$M$10])" office:value-type="float" office:value="0.323018983475342" calcext:value-type="float">
            <text:p>0.323</text:p>
          </table:table-cell>
          <table:table-cell table:formula="of:=[.M34]" office:value-type="float" office:value="0.323018983475342" calcext:value-type="float">
            <text:p>3.23019E-01</text:p>
          </table:table-cell>
          <table:table-cell/>
          <table:table-cell table:formula="of:=[.K34]" office:value-type="float" office:value="5.25" calcext:value-type="float">
            <text:p>5.250000E+00</text:p>
          </table:table-cell>
          <table:table-cell table:formula="of:=[.N34]" office:value-type="float" office:value="0.323018983475342" calcext:value-type="float">
            <text:p>3.23019E-01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5.5" calcext:value-type="float">
            <text:p>5.500</text:p>
          </table:table-cell>
          <table:table-cell table:formula="of:=( (10-[.K35])*0.22 + ([.K35]-5)*0.25 )/ (10-5)" office:value-type="float" office:value="0.223" calcext:value-type="float">
            <text:p>0.223</text:p>
          </table:table-cell>
          <table:table-cell table:formula="of:=[.$M$8]+[.$M$9]/(SQRT(([.K35]^2)-1)+[.$M$10])" office:value-type="float" office:value="0.320258316246772" calcext:value-type="float">
            <text:p>0.320</text:p>
          </table:table-cell>
          <table:table-cell table:formula="of:=[.M35]" office:value-type="float" office:value="0.320258316246772" calcext:value-type="float">
            <text:p>3.20258E-01</text:p>
          </table:table-cell>
          <table:table-cell/>
          <table:table-cell table:formula="of:=[.K35]" office:value-type="float" office:value="5.5" calcext:value-type="float">
            <text:p>5.500000E+00</text:p>
          </table:table-cell>
          <table:table-cell table:formula="of:=[.N35]" office:value-type="float" office:value="0.320258316246772" calcext:value-type="float">
            <text:p>3.20258E-01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5.75" calcext:value-type="float">
            <text:p>5.750</text:p>
          </table:table-cell>
          <table:table-cell table:formula="of:=( (10-[.K36])*0.22 + ([.K36]-5)*0.25 )/ (10-5)" office:value-type="float" office:value="0.2245" calcext:value-type="float">
            <text:p>0.225</text:p>
          </table:table-cell>
          <table:table-cell table:formula="of:=[.$M$8]+[.$M$9]/(SQRT(([.K36]^2)-1)+[.$M$10])" office:value-type="float" office:value="0.317733141266627" calcext:value-type="float">
            <text:p>0.318</text:p>
          </table:table-cell>
          <table:table-cell table:formula="of:=[.M36]" office:value-type="float" office:value="0.317733141266627" calcext:value-type="float">
            <text:p>3.17733E-01</text:p>
          </table:table-cell>
          <table:table-cell/>
          <table:table-cell table:formula="of:=[.K36]" office:value-type="float" office:value="5.75" calcext:value-type="float">
            <text:p>5.750000E+00</text:p>
          </table:table-cell>
          <table:table-cell table:formula="of:=[.N36]" office:value-type="float" office:value="0.317733141266627" calcext:value-type="float">
            <text:p>3.17733E-01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6" calcext:value-type="float">
            <text:p>6.000</text:p>
          </table:table-cell>
          <table:table-cell table:formula="of:=( (10-[.K37])*0.22 + ([.K37]-5)*0.25 )/ (10-5)" office:value-type="float" office:value="0.226" calcext:value-type="float">
            <text:p>0.226</text:p>
          </table:table-cell>
          <table:table-cell table:formula="of:=[.$M$8]+[.$M$9]/(SQRT(([.K37]^2)-1)+[.$M$10])" office:value-type="float" office:value="0.315414119520231" calcext:value-type="float">
            <text:p>0.315</text:p>
          </table:table-cell>
          <table:table-cell table:formula="of:=[.M37]" office:value-type="float" office:value="0.315414119520231" calcext:value-type="float">
            <text:p>3.15414E-01</text:p>
          </table:table-cell>
          <table:table-cell/>
          <table:table-cell table:formula="of:=[.K37]" office:value-type="float" office:value="6" calcext:value-type="float">
            <text:p>6.000000E+00</text:p>
          </table:table-cell>
          <table:table-cell table:formula="of:=[.N37]" office:value-type="float" office:value="0.315414119520231" calcext:value-type="float">
            <text:p>3.15414E-01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6.25" calcext:value-type="float">
            <text:p>6.250</text:p>
          </table:table-cell>
          <table:table-cell table:formula="of:=( (10-[.K38])*0.22 + ([.K38]-5)*0.25 )/ (10-5)" office:value-type="float" office:value="0.2275" calcext:value-type="float">
            <text:p>0.228</text:p>
          </table:table-cell>
          <table:table-cell table:formula="of:=[.$M$8]+[.$M$9]/(SQRT(([.K38]^2)-1)+[.$M$10])" office:value-type="float" office:value="0.313276656391248" calcext:value-type="float">
            <text:p>0.313</text:p>
          </table:table-cell>
          <table:table-cell table:formula="of:=[.M38]" office:value-type="float" office:value="0.313276656391248" calcext:value-type="float">
            <text:p>3.13277E-01</text:p>
          </table:table-cell>
          <table:table-cell/>
          <table:table-cell table:formula="of:=[.K38]" office:value-type="float" office:value="6.25" calcext:value-type="float">
            <text:p>6.250000E+00</text:p>
          </table:table-cell>
          <table:table-cell table:formula="of:=[.N38]" office:value-type="float" office:value="0.313276656391248" calcext:value-type="float">
            <text:p>3.13277E-01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6.5" calcext:value-type="float">
            <text:p>6.500</text:p>
          </table:table-cell>
          <table:table-cell table:formula="of:=( (10-[.K39])*0.22 + ([.K39]-5)*0.25 )/ (10-5)" office:value-type="float" office:value="0.229" calcext:value-type="float">
            <text:p>0.229</text:p>
          </table:table-cell>
          <table:table-cell table:formula="of:=[.$M$8]+[.$M$9]/(SQRT(([.K39]^2)-1)+[.$M$10])" office:value-type="float" office:value="0.311299968392952" calcext:value-type="float">
            <text:p>0.311</text:p>
          </table:table-cell>
          <table:table-cell table:formula="of:=[.M39]" office:value-type="float" office:value="0.311299968392952" calcext:value-type="float">
            <text:p>3.11300E-01</text:p>
          </table:table-cell>
          <table:table-cell/>
          <table:table-cell table:formula="of:=[.K39]" office:value-type="float" office:value="6.5" calcext:value-type="float">
            <text:p>6.500000E+00</text:p>
          </table:table-cell>
          <table:table-cell table:formula="of:=[.N39]" office:value-type="float" office:value="0.311299968392952" calcext:value-type="float">
            <text:p>3.11300E-01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6.75" calcext:value-type="float">
            <text:p>6.750</text:p>
          </table:table-cell>
          <table:table-cell table:formula="of:=( (10-[.K40])*0.22 + ([.K40]-5)*0.25 )/ (10-5)" office:value-type="float" office:value="0.2305" calcext:value-type="float">
            <text:p>0.231</text:p>
          </table:table-cell>
          <table:table-cell table:formula="of:=[.$M$8]+[.$M$9]/(SQRT(([.K40]^2)-1)+[.$M$10])" office:value-type="float" office:value="0.309466364202315" calcext:value-type="float">
            <text:p>0.309</text:p>
          </table:table-cell>
          <table:table-cell table:formula="of:=[.M40]" office:value-type="float" office:value="0.309466364202315" calcext:value-type="float">
            <text:p>3.09466E-01</text:p>
          </table:table-cell>
          <table:table-cell/>
          <table:table-cell table:formula="of:=[.K40]" office:value-type="float" office:value="6.75" calcext:value-type="float">
            <text:p>6.750000E+00</text:p>
          </table:table-cell>
          <table:table-cell table:formula="of:=[.N40]" office:value-type="float" office:value="0.309466364202315" calcext:value-type="float">
            <text:p>3.09466E-01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7" calcext:value-type="float">
            <text:p>7.000</text:p>
          </table:table-cell>
          <table:table-cell table:formula="of:=( (10-[.K41])*0.22 + ([.K41]-5)*0.25 )/ (10-5)" office:value-type="float" office:value="0.232" calcext:value-type="float">
            <text:p>0.232</text:p>
          </table:table-cell>
          <table:table-cell table:formula="of:=[.$M$8]+[.$M$9]/(SQRT(([.K41]^2)-1)+[.$M$10])" office:value-type="float" office:value="0.307760684167986" calcext:value-type="float">
            <text:p>0.308</text:p>
          </table:table-cell>
          <table:table-cell table:formula="of:=[.M41]" office:value-type="float" office:value="0.307760684167986" calcext:value-type="float">
            <text:p>3.07761E-01</text:p>
          </table:table-cell>
          <table:table-cell/>
          <table:table-cell table:formula="of:=[.K41]" office:value-type="float" office:value="7" calcext:value-type="float">
            <text:p>7.000000E+00</text:p>
          </table:table-cell>
          <table:table-cell table:formula="of:=[.N41]" office:value-type="float" office:value="0.307760684167986" calcext:value-type="float">
            <text:p>3.07761E-01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7.25" calcext:value-type="float">
            <text:p>7.250</text:p>
          </table:table-cell>
          <table:table-cell table:formula="of:=( (10-[.K42])*0.22 + ([.K42]-5)*0.25 )/ (10-5)" office:value-type="float" office:value="0.2335" calcext:value-type="float">
            <text:p>0.234</text:p>
          </table:table-cell>
          <table:table-cell table:formula="of:=[.$M$8]+[.$M$9]/(SQRT(([.K42]^2)-1)+[.$M$10])" office:value-type="float" office:value="0.306169858622837" calcext:value-type="float">
            <text:p>0.306</text:p>
          </table:table-cell>
          <table:table-cell table:formula="of:=[.M42]" office:value-type="float" office:value="0.306169858622837" calcext:value-type="float">
            <text:p>3.06170E-01</text:p>
          </table:table-cell>
          <table:table-cell/>
          <table:table-cell table:formula="of:=[.K42]" office:value-type="float" office:value="7.25" calcext:value-type="float">
            <text:p>7.250000E+00</text:p>
          </table:table-cell>
          <table:table-cell table:formula="of:=[.N42]" office:value-type="float" office:value="0.306169858622837" calcext:value-type="float">
            <text:p>3.06170E-01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7.5" calcext:value-type="float">
            <text:p>7.500</text:p>
          </table:table-cell>
          <table:table-cell table:formula="of:=( (10-[.K43])*0.22 + ([.K43]-5)*0.25 )/ (10-5)" office:value-type="float" office:value="0.235" calcext:value-type="float">
            <text:p>0.235</text:p>
          </table:table-cell>
          <table:table-cell table:formula="of:=[.$M$8]+[.$M$9]/(SQRT(([.K43]^2)-1)+[.$M$10])" office:value-type="float" office:value="0.304682556376488" calcext:value-type="float">
            <text:p>0.305</text:p>
          </table:table-cell>
          <table:table-cell table:formula="of:=[.M43]" office:value-type="float" office:value="0.304682556376488" calcext:value-type="float">
            <text:p>3.04683E-01</text:p>
          </table:table-cell>
          <table:table-cell/>
          <table:table-cell table:formula="of:=[.K43]" office:value-type="float" office:value="7.5" calcext:value-type="float">
            <text:p>7.500000E+00</text:p>
          </table:table-cell>
          <table:table-cell table:formula="of:=[.N43]" office:value-type="float" office:value="0.304682556376488" calcext:value-type="float">
            <text:p>3.04683E-01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7.75" calcext:value-type="float">
            <text:p>7.750</text:p>
          </table:table-cell>
          <table:table-cell table:formula="of:=( (10-[.K44])*0.22 + ([.K44]-5)*0.25 )/ (10-5)" office:value-type="float" office:value="0.2365" calcext:value-type="float">
            <text:p>0.237</text:p>
          </table:table-cell>
          <table:table-cell table:formula="of:=[.$M$8]+[.$M$9]/(SQRT(([.K44]^2)-1)+[.$M$10])" office:value-type="float" office:value="0.303288902441567" calcext:value-type="float">
            <text:p>0.303</text:p>
          </table:table-cell>
          <table:table-cell table:formula="of:=[.M44]" office:value-type="float" office:value="0.303288902441567" calcext:value-type="float">
            <text:p>3.03289E-01</text:p>
          </table:table-cell>
          <table:table-cell/>
          <table:table-cell table:formula="of:=[.K44]" office:value-type="float" office:value="7.75" calcext:value-type="float">
            <text:p>7.750000E+00</text:p>
          </table:table-cell>
          <table:table-cell table:formula="of:=[.N44]" office:value-type="float" office:value="0.303288902441567" calcext:value-type="float">
            <text:p>3.03289E-01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8" calcext:value-type="float">
            <text:p>8.000</text:p>
          </table:table-cell>
          <table:table-cell table:formula="of:=( (10-[.K45])*0.22 + ([.K45]-5)*0.25 )/ (10-5)" office:value-type="float" office:value="0.238" calcext:value-type="float">
            <text:p>0.238</text:p>
          </table:table-cell>
          <table:table-cell table:formula="of:=[.$M$8]+[.$M$9]/(SQRT(([.K45]^2)-1)+[.$M$10])" office:value-type="float" office:value="0.301980249468775" calcext:value-type="float">
            <text:p>0.302</text:p>
          </table:table-cell>
          <table:table-cell table:formula="of:=[.M45]" office:value-type="float" office:value="0.301980249468775" calcext:value-type="float">
            <text:p>3.01980E-01</text:p>
          </table:table-cell>
          <table:table-cell/>
          <table:table-cell table:formula="of:=[.K45]" office:value-type="float" office:value="8" calcext:value-type="float">
            <text:p>8.000000E+00</text:p>
          </table:table-cell>
          <table:table-cell table:formula="of:=[.N45]" office:value-type="float" office:value="0.301980249468775" calcext:value-type="float">
            <text:p>3.01980E-01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8.25" calcext:value-type="float">
            <text:p>8.250</text:p>
          </table:table-cell>
          <table:table-cell table:formula="of:=( (10-[.K46])*0.22 + ([.K46]-5)*0.25 )/ (10-5)" office:value-type="float" office:value="0.2395" calcext:value-type="float">
            <text:p>0.240</text:p>
          </table:table-cell>
          <table:table-cell table:formula="of:=[.$M$8]+[.$M$9]/(SQRT(([.K46]^2)-1)+[.$M$10])" office:value-type="float" office:value="0.300748991248128" calcext:value-type="float">
            <text:p>0.301</text:p>
          </table:table-cell>
          <table:table-cell table:formula="of:=[.M46]" office:value-type="float" office:value="0.300748991248128" calcext:value-type="float">
            <text:p>3.00749E-01</text:p>
          </table:table-cell>
          <table:table-cell/>
          <table:table-cell table:formula="of:=[.K46]" office:value-type="float" office:value="8.25" calcext:value-type="float">
            <text:p>8.250000E+00</text:p>
          </table:table-cell>
          <table:table-cell table:formula="of:=[.N46]" office:value-type="float" office:value="0.300748991248128" calcext:value-type="float">
            <text:p>3.00749E-01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8.5" calcext:value-type="float">
            <text:p>8.500</text:p>
          </table:table-cell>
          <table:table-cell table:formula="of:=( (10-[.K47])*0.22 + ([.K47]-5)*0.25 )/ (10-5)" office:value-type="float" office:value="0.241" calcext:value-type="float">
            <text:p>0.241</text:p>
          </table:table-cell>
          <table:table-cell table:formula="of:=[.$M$8]+[.$M$9]/(SQRT(([.K47]^2)-1)+[.$M$10])" office:value-type="float" office:value="0.299588409450323" calcext:value-type="float">
            <text:p>0.300</text:p>
          </table:table-cell>
          <table:table-cell table:formula="of:=[.M47]" office:value-type="float" office:value="0.299588409450323" calcext:value-type="float">
            <text:p>2.99588E-01</text:p>
          </table:table-cell>
          <table:table-cell/>
          <table:table-cell table:formula="of:=[.K47]" office:value-type="float" office:value="8.5" calcext:value-type="float">
            <text:p>8.500000E+00</text:p>
          </table:table-cell>
          <table:table-cell table:formula="of:=[.N47]" office:value-type="float" office:value="0.299588409450323" calcext:value-type="float">
            <text:p>2.99588E-01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8.75" calcext:value-type="float">
            <text:p>8.750</text:p>
          </table:table-cell>
          <table:table-cell table:formula="of:=( (10-[.K48])*0.22 + ([.K48]-5)*0.25 )/ (10-5)" office:value-type="float" office:value="0.2425" calcext:value-type="float">
            <text:p>0.243</text:p>
          </table:table-cell>
          <table:table-cell table:formula="of:=[.$M$8]+[.$M$9]/(SQRT(([.K48]^2)-1)+[.$M$10])" office:value-type="float" office:value="0.298492546850236" calcext:value-type="float">
            <text:p>0.298</text:p>
          </table:table-cell>
          <table:table-cell table:formula="of:=[.M48]" office:value-type="float" office:value="0.298492546850236" calcext:value-type="float">
            <text:p>2.98493E-01</text:p>
          </table:table-cell>
          <table:table-cell/>
          <table:table-cell table:formula="of:=[.K48]" office:value-type="float" office:value="8.75" calcext:value-type="float">
            <text:p>8.750000E+00</text:p>
          </table:table-cell>
          <table:table-cell table:formula="of:=[.N48]" office:value-type="float" office:value="0.298492546850236" calcext:value-type="float">
            <text:p>2.98493E-01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9" calcext:value-type="float">
            <text:p>9.000</text:p>
          </table:table-cell>
          <table:table-cell table:formula="of:=( (10-[.K49])*0.22 + ([.K49]-5)*0.25 )/ (10-5)" office:value-type="float" office:value="0.244" calcext:value-type="float">
            <text:p>0.244</text:p>
          </table:table-cell>
          <table:table-cell table:formula="of:=[.$M$8]+[.$M$9]/(SQRT(([.K49]^2)-1)+[.$M$10])" office:value-type="float" office:value="0.297456101809866" calcext:value-type="float">
            <text:p>0.297</text:p>
          </table:table-cell>
          <table:table-cell table:formula="of:=[.M49]" office:value-type="float" office:value="0.297456101809866" calcext:value-type="float">
            <text:p>2.97456E-01</text:p>
          </table:table-cell>
          <table:table-cell/>
          <table:table-cell table:formula="of:=[.K49]" office:value-type="float" office:value="9" calcext:value-type="float">
            <text:p>9.000000E+00</text:p>
          </table:table-cell>
          <table:table-cell table:formula="of:=[.N49]" office:value-type="float" office:value="0.297456101809866" calcext:value-type="float">
            <text:p>2.97456E-01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9.25" calcext:value-type="float">
            <text:p>9.250</text:p>
          </table:table-cell>
          <table:table-cell table:formula="of:=( (10-[.K50])*0.22 + ([.K50]-5)*0.25 )/ (10-5)" office:value-type="float" office:value="0.2455" calcext:value-type="float">
            <text:p>0.246</text:p>
          </table:table-cell>
          <table:table-cell table:formula="of:=[.$M$8]+[.$M$9]/(SQRT(([.K50]^2)-1)+[.$M$10])" office:value-type="float" office:value="0.296474339949719" calcext:value-type="float">
            <text:p>0.296</text:p>
          </table:table-cell>
          <table:table-cell table:formula="of:=[.M50]" office:value-type="float" office:value="0.296474339949719" calcext:value-type="float">
            <text:p>2.96474E-01</text:p>
          </table:table-cell>
          <table:table-cell/>
          <table:table-cell table:formula="of:=[.K50]" office:value-type="float" office:value="9.25" calcext:value-type="float">
            <text:p>9.250000E+00</text:p>
          </table:table-cell>
          <table:table-cell table:formula="of:=[.N50]" office:value-type="float" office:value="0.296474339949719" calcext:value-type="float">
            <text:p>2.96474E-01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9.5" calcext:value-type="float">
            <text:p>9.500</text:p>
          </table:table-cell>
          <table:table-cell table:formula="of:=( (10-[.K51])*0.22 + ([.K51]-5)*0.25 )/ (10-5)" office:value-type="float" office:value="0.247" calcext:value-type="float">
            <text:p>0.247</text:p>
          </table:table-cell>
          <table:table-cell table:formula="of:=[.$M$8]+[.$M$9]/(SQRT(([.K51]^2)-1)+[.$M$10])" office:value-type="float" office:value="0.295543019809698" calcext:value-type="float">
            <text:p>0.296</text:p>
          </table:table-cell>
          <table:table-cell table:formula="of:=[.M51]" office:value-type="float" office:value="0.295543019809698" calcext:value-type="float">
            <text:p>2.95543E-01</text:p>
          </table:table-cell>
          <table:table-cell/>
          <table:table-cell table:formula="of:=[.K51]" office:value-type="float" office:value="9.5" calcext:value-type="float">
            <text:p>9.500000E+00</text:p>
          </table:table-cell>
          <table:table-cell table:formula="of:=[.N51]" office:value-type="float" office:value="0.295543019809698" calcext:value-type="float">
            <text:p>2.95543E-01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9.75" calcext:value-type="float">
            <text:p>9.750</text:p>
          </table:table-cell>
          <table:table-cell table:formula="of:=( (10-[.K52])*0.22 + ([.K52]-5)*0.25 )/ (10-5)" office:value-type="float" office:value="0.2485" calcext:value-type="float">
            <text:p>0.249</text:p>
          </table:table-cell>
          <table:table-cell table:formula="of:=[.$M$8]+[.$M$9]/(SQRT(([.K52]^2)-1)+[.$M$10])" office:value-type="float" office:value="0.294658329966959" calcext:value-type="float">
            <text:p>0.295</text:p>
          </table:table-cell>
          <table:table-cell table:formula="of:=[.M52]" office:value-type="float" office:value="0.294658329966959" calcext:value-type="float">
            <text:p>2.94658E-01</text:p>
          </table:table-cell>
          <table:table-cell/>
          <table:table-cell table:formula="of:=[.K52]" office:value-type="float" office:value="9.75" calcext:value-type="float">
            <text:p>9.750000E+00</text:p>
          </table:table-cell>
          <table:table-cell table:formula="of:=[.N52]" office:value-type="float" office:value="0.294658329966959" calcext:value-type="float">
            <text:p>2.94658E-01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float" office:value="10" calcext:value-type="float">
            <text:p>10.000</text:p>
          </table:table-cell>
          <table:table-cell office:value-type="float" office:value="0.26" calcext:value-type="float">
            <text:p>0.260</text:p>
          </table:table-cell>
          <table:table-cell table:formula="of:=[.$M$8]+[.$M$9]/(SQRT(([.K53]^2)-1)+[.$M$10])" office:value-type="float" office:value="0.293816835591594" calcext:value-type="float">
            <text:p>0.294</text:p>
          </table:table-cell>
          <table:table-cell table:formula="of:=[.M53]" office:value-type="float" office:value="0.293816835591594" calcext:value-type="float">
            <text:p>2.93817E-01</text:p>
          </table:table-cell>
          <table:table-cell/>
          <table:table-cell table:formula="of:=[.K53]" office:value-type="float" office:value="10" calcext:value-type="float">
            <text:p>1.000000E+01</text:p>
          </table:table-cell>
          <table:table-cell table:formula="of:=[.N53]" office:value-type="float" office:value="0.293816835591594" calcext:value-type="float">
            <text:p>2.93817E-0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percentage-style style:name="N125">
      <number:number number:decimal-places="3" loext:min-decimal-places="3" number:min-integer-digits="1"/>
      <number:text>%</number:text>
    </number:percentage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4" loext:min-decimal-places="4" number:min-integer-digits="1" number:grouping="true"/>
    </number:number-style>
    <number:number-style style:name="N128">
      <number:number number:decimal-places="5" loext:min-decimal-places="5" number:min-integer-digits="1" number:grouping="true"/>
    </number:number-style>
    <number:number-style style:name="N129">
      <number:number number:decimal-places="6" loext:min-decimal-places="6" number:min-integer-digits="1" number:grouping="true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7" loext:min-decimal-places="7" number:min-integer-digits="1" number:grouping="true"/>
    </number:number-style>
    <number:number-style style:name="N133">
      <number:number number:decimal-places="8" loext:min-decimal-places="8" number:min-integer-digits="1" number:grouping="true"/>
    </number:number-style>
    <number:number-style style:name="N134">
      <number:number number:decimal-places="9" loext:min-decimal-places="9" number:min-integer-digits="1" number:grouping="true"/>
    </number:number-style>
    <number:number-style style:name="N135">
      <number:number number:decimal-places="10" loext:min-decimal-places="10" number:min-integer-digits="1" number:grouping="true"/>
    </number:number-style>
    <number:number-style style:name="N136">
      <number:number number:decimal-places="1" loext:min-decimal-places="1" number:min-integer-digits="1"/>
    </number:number-style>
    <number:number-style style:name="N13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38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18:15:29.2221794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Scott Templer</meta:initial-creator>
    <meta:creation-date>2006-05-16T10:27:47</meta:creation-date>
    <dc:language>en-US</dc:language>
    <meta:editing-cycles>5</meta:editing-cycles>
    <meta:editing-duration>PT53M7S</meta:editing-duration>
    <dc:date>2017-05-07T17:37:07.995105397</dc:date>
    <meta:document-statistic meta:table-count="3" meta:cell-count="38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22">
      <style:chart-properties chart:display-label="true" chart:logarithmic="false" chart:minimum="0" chart:maximum="12" chart:origin="0" chart:interval-major="0.5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display-label="true" chart:logarithmic="false" chart:minimum="0" chart:maximum="0.6" chart:origin="0" chart:interval-major="0.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474cm" svg:height="10.75cm" xlink:href=".." xlink:type="simple" chart:class="chart:scatter" chart:column-mapping="0 1 3 2" chart:style-name="ch1">
        <chart:legend chart:legend-position="end" svg:x="25.569cm" svg:y="4.578cm" style:legend-expansion="high" chart:style-name="ch2"/>
        <chart:plot-area chart:style-name="ch3" table:cell-range-address="Sheet1.K13:Sheet1.N53" svg:x="7.143cm" svg:y="0.308cm" svg:width="20.715cm" svg:height="9.943cm">
          <chartooo:coordinate-region svg:x="8.241cm" svg:y="0.507cm" svg:width="19.476cm" svg:height="8.48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L13:Sheet1.L53" chart:class="chart:scatter">
            <chart:domain table:cell-range-address="Sheet1.K13:Sheet1.K53"/>
            <chart:data-point chart:repeated="41"/>
          </chart:series>
          <chart:series chart:style-name="ch8" chart:values-cell-range-address="Sheet1.N13:Sheet1.N53" chart:class="chart:scatter">
            <chart:data-point chart:repeated="41"/>
          </chart:series>
          <chart:series chart:style-name="ch9" chart:values-cell-range-address="Sheet1.M13:Sheet1.M53" chart:class="chart:scatter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N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K13:Sheet1.K53</svg:desc>
                </draw:g>
              </table:table-cell>
              <table:table-cell office:value-type="float" office:value="0.3">
                <text:p>0.3</text:p>
                <draw:g>
                  <svg:desc>Sheet1.L13:Sheet1.L53</svg:desc>
                </draw:g>
              </table:table-cell>
              <table:table-cell office:value-type="float" office:value="0.3">
                <text:p>0.3</text:p>
                <draw:g>
                  <svg:desc>Sheet1.N13:Sheet1.N53</svg:desc>
                </draw:g>
              </table:table-cell>
              <table:table-cell office:value-type="float" office:value="NaN">
                <text:p>NaN</text:p>
                <draw:g>
                  <svg:desc>Sheet1.M13:Sheet1.M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325">
                <text:p>0.325</text:p>
              </table:table-cell>
              <table:table-cell office:value-type="float" office:value="0.325">
                <text:p>0.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1.135">
                <text:p>1.1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64347826086957">
                <text:p>0.564347826086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.526666666666667">
                <text:p>0.526666666666667</text:p>
              </table:table-cell>
              <table:table-cell office:value-type="float" office:value="0.49056137253437">
                <text:p>0.49056137253437</text:p>
              </table:table-cell>
              <table:table-cell office:value-type="float" office:value="0.49056137253437">
                <text:p>0.49056137253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">
                <text:p>1.75</text:p>
              </table:table-cell>
              <table:table-cell office:value-type="float" office:value="0.503333333333333">
                <text:p>0.503333333333333</text:p>
              </table:table-cell>
              <table:table-cell office:value-type="float" office:value="0.450617204505691">
                <text:p>0.450617204505691</text:p>
              </table:table-cell>
              <table:table-cell office:value-type="float" office:value="0.450617204505691">
                <text:p>0.4506172045056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48">
                <text:p>0.48</text:p>
              </table:table-cell>
              <table:table-cell office:value-type="float" office:value="0.424161191073629">
                <text:p>0.424161191073629</text:p>
              </table:table-cell>
              <table:table-cell office:value-type="float" office:value="0.424161191073629">
                <text:p>0.424161191073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5">
                <text:p>2.25</text:p>
              </table:table-cell>
              <table:table-cell office:value-type="float" office:value="0.456666666666667">
                <text:p>0.456666666666667</text:p>
              </table:table-cell>
              <table:table-cell office:value-type="float" office:value="0.404893671486515">
                <text:p>0.404893671486515</text:p>
              </table:table-cell>
              <table:table-cell office:value-type="float" office:value="0.404893671486515">
                <text:p>0.4048936714865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390049262596714">
                <text:p>0.390049262596714</text:p>
              </table:table-cell>
              <table:table-cell office:value-type="float" office:value="0.390049262596714">
                <text:p>0.390049262596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0.41">
                <text:p>0.41</text:p>
              </table:table-cell>
              <table:table-cell office:value-type="float" office:value="0.378173868336035">
                <text:p>0.378173868336035</text:p>
              </table:table-cell>
              <table:table-cell office:value-type="float" office:value="0.378173868336035">
                <text:p>0.3781738683360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.386666666666667">
                <text:p>0.386666666666667</text:p>
              </table:table-cell>
              <table:table-cell office:value-type="float" office:value="0.368411925211883">
                <text:p>0.368411925211883</text:p>
              </table:table-cell>
              <table:table-cell office:value-type="float" office:value="0.368411925211883">
                <text:p>0.3684119252118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5">
                <text:p>3.25</text:p>
              </table:table-cell>
              <table:table-cell office:value-type="float" office:value="0.363333333333333">
                <text:p>0.363333333333333</text:p>
              </table:table-cell>
              <table:table-cell office:value-type="float" office:value="0.360219646554069">
                <text:p>0.360219646554069</text:p>
              </table:table-cell>
              <table:table-cell office:value-type="float" office:value="0.360219646554069">
                <text:p>0.3602196465540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">
                <text:p>3.5</text:p>
              </table:table-cell>
              <table:table-cell office:value-type="float" office:value="0.34">
                <text:p>0.34</text:p>
              </table:table-cell>
              <table:table-cell office:value-type="float" office:value="0.353231351504724">
                <text:p>0.353231351504724</text:p>
              </table:table-cell>
              <table:table-cell office:value-type="float" office:value="0.353231351504724">
                <text:p>0.3532313515047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">
                <text:p>3.75</text:p>
              </table:table-cell>
              <table:table-cell office:value-type="float" office:value="0.316666666666667">
                <text:p>0.316666666666667</text:p>
              </table:table-cell>
              <table:table-cell office:value-type="float" office:value="0.347190298453407">
                <text:p>0.347190298453407</text:p>
              </table:table-cell>
              <table:table-cell office:value-type="float" office:value="0.347190298453407">
                <text:p>0.3471902984534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.293333333333333">
                <text:p>0.293333333333333</text:p>
              </table:table-cell>
              <table:table-cell office:value-type="float" office:value="0.341909984580364">
                <text:p>0.341909984580364</text:p>
              </table:table-cell>
              <table:table-cell office:value-type="float" office:value="0.341909984580364">
                <text:p>0.3419099845803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5">
                <text:p>4.25</text:p>
              </table:table-cell>
              <table:table-cell office:value-type="float" office:value="0.27">
                <text:p>0.27</text:p>
              </table:table-cell>
              <table:table-cell office:value-type="float" office:value="0.337251132593557">
                <text:p>0.337251132593557</text:p>
              </table:table-cell>
              <table:table-cell office:value-type="float" office:value="0.337251132593557">
                <text:p>0.3372511325935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">
                <text:p>4.5</text:p>
              </table:table-cell>
              <table:table-cell office:value-type="float" office:value="0.246666666666667">
                <text:p>0.246666666666667</text:p>
              </table:table-cell>
              <table:table-cell office:value-type="float" office:value="0.333107321518786">
                <text:p>0.333107321518786</text:p>
              </table:table-cell>
              <table:table-cell office:value-type="float" office:value="0.333107321518786">
                <text:p>0.3331073215187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5">
                <text:p>4.75</text:p>
              </table:table-cell>
              <table:table-cell office:value-type="float" office:value="0.223333333333333">
                <text:p>0.223333333333333</text:p>
              </table:table-cell>
              <table:table-cell office:value-type="float" office:value="0.329395648491442">
                <text:p>0.329395648491442</text:p>
              </table:table-cell>
              <table:table-cell office:value-type="float" office:value="0.329395648491442">
                <text:p>0.3293956484914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326050453856889">
                <text:p>0.326050453856889</text:p>
              </table:table-cell>
              <table:table-cell office:value-type="float" office:value="0.326050453856889">
                <text:p>0.326050453856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25">
                <text:p>5.25</text:p>
              </table:table-cell>
              <table:table-cell office:value-type="float" office:value="0.2215">
                <text:p>0.2215</text:p>
              </table:table-cell>
              <table:table-cell office:value-type="float" office:value="0.323018983475342">
                <text:p>0.323018983475342</text:p>
              </table:table-cell>
              <table:table-cell office:value-type="float" office:value="0.323018983475342">
                <text:p>0.3230189834753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">
                <text:p>5.5</text:p>
              </table:table-cell>
              <table:table-cell office:value-type="float" office:value="0.223">
                <text:p>0.223</text:p>
              </table:table-cell>
              <table:table-cell office:value-type="float" office:value="0.320258316246772">
                <text:p>0.320258316246772</text:p>
              </table:table-cell>
              <table:table-cell office:value-type="float" office:value="0.320258316246772">
                <text:p>0.320258316246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5">
                <text:p>5.75</text:p>
              </table:table-cell>
              <table:table-cell office:value-type="float" office:value="0.2245">
                <text:p>0.2245</text:p>
              </table:table-cell>
              <table:table-cell office:value-type="float" office:value="0.317733141266627">
                <text:p>0.317733141266627</text:p>
              </table:table-cell>
              <table:table-cell office:value-type="float" office:value="0.317733141266627">
                <text:p>0.3177331412666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0.226">
                <text:p>0.226</text:p>
              </table:table-cell>
              <table:table-cell office:value-type="float" office:value="0.315414119520231">
                <text:p>0.315414119520231</text:p>
              </table:table-cell>
              <table:table-cell office:value-type="float" office:value="0.315414119520231">
                <text:p>0.3154141195202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25">
                <text:p>6.25</text:p>
              </table:table-cell>
              <table:table-cell office:value-type="float" office:value="0.2275">
                <text:p>0.2275</text:p>
              </table:table-cell>
              <table:table-cell office:value-type="float" office:value="0.313276656391248">
                <text:p>0.313276656391248</text:p>
              </table:table-cell>
              <table:table-cell office:value-type="float" office:value="0.313276656391248">
                <text:p>0.3132766563912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5">
                <text:p>6.5</text:p>
              </table:table-cell>
              <table:table-cell office:value-type="float" office:value="0.229">
                <text:p>0.229</text:p>
              </table:table-cell>
              <table:table-cell office:value-type="float" office:value="0.311299968392952">
                <text:p>0.311299968392952</text:p>
              </table:table-cell>
              <table:table-cell office:value-type="float" office:value="0.311299968392952">
                <text:p>0.3112999683929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5">
                <text:p>6.75</text:p>
              </table:table-cell>
              <table:table-cell office:value-type="float" office:value="0.2305">
                <text:p>0.2305</text:p>
              </table:table-cell>
              <table:table-cell office:value-type="float" office:value="0.309466364202315">
                <text:p>0.309466364202315</text:p>
              </table:table-cell>
              <table:table-cell office:value-type="float" office:value="0.309466364202315">
                <text:p>0.3094663642023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0.232">
                <text:p>0.232</text:p>
              </table:table-cell>
              <table:table-cell office:value-type="float" office:value="0.307760684167986">
                <text:p>0.307760684167986</text:p>
              </table:table-cell>
              <table:table-cell office:value-type="float" office:value="0.307760684167986">
                <text:p>0.3077606841679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5">
                <text:p>7.25</text:p>
              </table:table-cell>
              <table:table-cell office:value-type="float" office:value="0.2335">
                <text:p>0.2335</text:p>
              </table:table-cell>
              <table:table-cell office:value-type="float" office:value="0.306169858622837">
                <text:p>0.306169858622837</text:p>
              </table:table-cell>
              <table:table-cell office:value-type="float" office:value="0.306169858622837">
                <text:p>0.3061698586228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5">
                <text:p>7.5</text:p>
              </table:table-cell>
              <table:table-cell office:value-type="float" office:value="0.235">
                <text:p>0.235</text:p>
              </table:table-cell>
              <table:table-cell office:value-type="float" office:value="0.304682556376488">
                <text:p>0.304682556376488</text:p>
              </table:table-cell>
              <table:table-cell office:value-type="float" office:value="0.304682556376488">
                <text:p>0.3046825563764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75">
                <text:p>7.75</text:p>
              </table:table-cell>
              <table:table-cell office:value-type="float" office:value="0.2365">
                <text:p>0.2365</text:p>
              </table:table-cell>
              <table:table-cell office:value-type="float" office:value="0.303288902441567">
                <text:p>0.303288902441567</text:p>
              </table:table-cell>
              <table:table-cell office:value-type="float" office:value="0.303288902441567">
                <text:p>0.3032889024415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0.238">
                <text:p>0.238</text:p>
              </table:table-cell>
              <table:table-cell office:value-type="float" office:value="0.301980249468775">
                <text:p>0.301980249468775</text:p>
              </table:table-cell>
              <table:table-cell office:value-type="float" office:value="0.301980249468775">
                <text:p>0.3019802494687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25">
                <text:p>8.25</text:p>
              </table:table-cell>
              <table:table-cell office:value-type="float" office:value="0.2395">
                <text:p>0.2395</text:p>
              </table:table-cell>
              <table:table-cell office:value-type="float" office:value="0.300748991248128">
                <text:p>0.300748991248128</text:p>
              </table:table-cell>
              <table:table-cell office:value-type="float" office:value="0.300748991248128">
                <text:p>0.300748991248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5">
                <text:p>8.5</text:p>
              </table:table-cell>
              <table:table-cell office:value-type="float" office:value="0.241">
                <text:p>0.241</text:p>
              </table:table-cell>
              <table:table-cell office:value-type="float" office:value="0.299588409450323">
                <text:p>0.299588409450323</text:p>
              </table:table-cell>
              <table:table-cell office:value-type="float" office:value="0.299588409450323">
                <text:p>0.2995884094503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75">
                <text:p>8.75</text:p>
              </table:table-cell>
              <table:table-cell office:value-type="float" office:value="0.2425">
                <text:p>0.2425</text:p>
              </table:table-cell>
              <table:table-cell office:value-type="float" office:value="0.298492546850236">
                <text:p>0.298492546850236</text:p>
              </table:table-cell>
              <table:table-cell office:value-type="float" office:value="0.298492546850236">
                <text:p>0.2984925468502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0.244">
                <text:p>0.244</text:p>
              </table:table-cell>
              <table:table-cell office:value-type="float" office:value="0.297456101809866">
                <text:p>0.297456101809866</text:p>
              </table:table-cell>
              <table:table-cell office:value-type="float" office:value="0.297456101809866">
                <text:p>0.2974561018098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25">
                <text:p>9.25</text:p>
              </table:table-cell>
              <table:table-cell office:value-type="float" office:value="0.2455">
                <text:p>0.2455</text:p>
              </table:table-cell>
              <table:table-cell office:value-type="float" office:value="0.296474339949719">
                <text:p>0.296474339949719</text:p>
              </table:table-cell>
              <table:table-cell office:value-type="float" office:value="0.296474339949719">
                <text:p>0.2964743399497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5">
                <text:p>9.5</text:p>
              </table:table-cell>
              <table:table-cell office:value-type="float" office:value="0.247">
                <text:p>0.247</text:p>
              </table:table-cell>
              <table:table-cell office:value-type="float" office:value="0.295543019809698">
                <text:p>0.295543019809698</text:p>
              </table:table-cell>
              <table:table-cell office:value-type="float" office:value="0.295543019809698">
                <text:p>0.2955430198096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75">
                <text:p>9.75</text:p>
              </table:table-cell>
              <table:table-cell office:value-type="float" office:value="0.2485">
                <text:p>0.2485</text:p>
              </table:table-cell>
              <table:table-cell office:value-type="float" office:value="0.294658329966959">
                <text:p>0.294658329966959</text:p>
              </table:table-cell>
              <table:table-cell office:value-type="float" office:value="0.294658329966959">
                <text:p>0.2946583299669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0.26">
                <text:p>0.26</text:p>
              </table:table-cell>
              <table:table-cell office:value-type="float" office:value="0.293816835591594">
                <text:p>0.293816835591594</text:p>
              </table:table-cell>
              <table:table-cell office:value-type="float" office:value="0.293816835591594">
                <text:p>0.2938168355915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36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36">
      <style:chart-properties chart:display-label="true" chart:logarithmic="false" chart:minimum="0" chart:maximum="12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3">
      <style:chart-properties chart:display-label="true" chart:logarithmic="false" chart:minimum="0" chart:maximum="0.6" chart:origin="0" chart:interval-major="0.1" chart:interval-minor-divis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474cm" svg:height="10.75cm" xlink:href=".." xlink:type="simple" chart:class="chart:scatter" chart:style-name="ch1">
        <chart:legend chart:legend-position="end" svg:x="25.622cm" svg:y="5.076cm" style:legend-expansion="high" chart:style-name="ch2"/>
        <chart:plot-area chart:style-name="ch3" table:cell-range-address="Sheet1.K13:Sheet1.K53 Sheet1.N13:Sheet1.N53" svg:x="6.958cm" svg:y="0.308cm" svg:width="21.091cm" svg:height="9.33cm">
          <chartooo:coordinate-region svg:x="8.241cm" svg:y="0.507cm" svg:width="19.476cm" svg:height="8.48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N13:Sheet1.N53" chart:class="chart:scatter">
            <chart:domain table:cell-range-address="Sheet1.K13:Sheet1.K53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K13:Sheet1.K53</svg:desc>
                </draw:g>
              </table:table-cell>
              <table:table-cell office:value-type="float" office:value="0.3">
                <text:p>0.3</text:p>
                <draw:g>
                  <svg:desc>Sheet1.N13:Sheet1.N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.49056137253437">
                <text:p>0.490561372534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">
                <text:p>1.75</text:p>
              </table:table-cell>
              <table:table-cell office:value-type="float" office:value="0.450617204505691">
                <text:p>0.4506172045056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424161191073629">
                <text:p>0.424161191073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5">
                <text:p>2.25</text:p>
              </table:table-cell>
              <table:table-cell office:value-type="float" office:value="0.404893671486515">
                <text:p>0.4048936714865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0.390049262596714">
                <text:p>0.390049262596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0.378173868336035">
                <text:p>0.3781738683360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.368411925211883">
                <text:p>0.3684119252118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5">
                <text:p>3.25</text:p>
              </table:table-cell>
              <table:table-cell office:value-type="float" office:value="0.360219646554069">
                <text:p>0.3602196465540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">
                <text:p>3.5</text:p>
              </table:table-cell>
              <table:table-cell office:value-type="float" office:value="0.353231351504724">
                <text:p>0.3532313515047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">
                <text:p>3.75</text:p>
              </table:table-cell>
              <table:table-cell office:value-type="float" office:value="0.347190298453407">
                <text:p>0.3471902984534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.341909984580364">
                <text:p>0.3419099845803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5">
                <text:p>4.25</text:p>
              </table:table-cell>
              <table:table-cell office:value-type="float" office:value="0.337251132593557">
                <text:p>0.3372511325935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">
                <text:p>4.5</text:p>
              </table:table-cell>
              <table:table-cell office:value-type="float" office:value="0.333107321518786">
                <text:p>0.3331073215187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5">
                <text:p>4.75</text:p>
              </table:table-cell>
              <table:table-cell office:value-type="float" office:value="0.329395648491442">
                <text:p>0.3293956484914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0.326050453856889">
                <text:p>0.326050453856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25">
                <text:p>5.25</text:p>
              </table:table-cell>
              <table:table-cell office:value-type="float" office:value="0.323018983475342">
                <text:p>0.3230189834753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">
                <text:p>5.5</text:p>
              </table:table-cell>
              <table:table-cell office:value-type="float" office:value="0.320258316246772">
                <text:p>0.320258316246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5">
                <text:p>5.75</text:p>
              </table:table-cell>
              <table:table-cell office:value-type="float" office:value="0.317733141266627">
                <text:p>0.3177331412666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0.315414119520231">
                <text:p>0.3154141195202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25">
                <text:p>6.25</text:p>
              </table:table-cell>
              <table:table-cell office:value-type="float" office:value="0.313276656391248">
                <text:p>0.3132766563912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5">
                <text:p>6.5</text:p>
              </table:table-cell>
              <table:table-cell office:value-type="float" office:value="0.311299968392952">
                <text:p>0.3112999683929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5">
                <text:p>6.75</text:p>
              </table:table-cell>
              <table:table-cell office:value-type="float" office:value="0.309466364202315">
                <text:p>0.3094663642023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0.307760684167986">
                <text:p>0.3077606841679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5">
                <text:p>7.25</text:p>
              </table:table-cell>
              <table:table-cell office:value-type="float" office:value="0.306169858622837">
                <text:p>0.3061698586228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5">
                <text:p>7.5</text:p>
              </table:table-cell>
              <table:table-cell office:value-type="float" office:value="0.304682556376488">
                <text:p>0.3046825563764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75">
                <text:p>7.75</text:p>
              </table:table-cell>
              <table:table-cell office:value-type="float" office:value="0.303288902441567">
                <text:p>0.3032889024415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0.301980249468775">
                <text:p>0.3019802494687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25">
                <text:p>8.25</text:p>
              </table:table-cell>
              <table:table-cell office:value-type="float" office:value="0.300748991248128">
                <text:p>0.300748991248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5">
                <text:p>8.5</text:p>
              </table:table-cell>
              <table:table-cell office:value-type="float" office:value="0.299588409450323">
                <text:p>0.2995884094503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75">
                <text:p>8.75</text:p>
              </table:table-cell>
              <table:table-cell office:value-type="float" office:value="0.298492546850236">
                <text:p>0.2984925468502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0.297456101809866">
                <text:p>0.2974561018098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25">
                <text:p>9.25</text:p>
              </table:table-cell>
              <table:table-cell office:value-type="float" office:value="0.296474339949719">
                <text:p>0.2964743399497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5">
                <text:p>9.5</text:p>
              </table:table-cell>
              <table:table-cell office:value-type="float" office:value="0.295543019809698">
                <text:p>0.2955430198096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75">
                <text:p>9.75</text:p>
              </table:table-cell>
              <table:table-cell office:value-type="float" office:value="0.294658329966959">
                <text:p>0.2946583299669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0.293816835591594">
                <text:p>0.2938168355915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